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Droid Sans Fallback1" svg:font-family="'Droid Sans Fallback'" style:font-pitch="variable"/>
    <style:font-face style:name="Liberation Serif2" svg:font-family="'Liberation Serif'" style:font-pitch="variable"/>
    <style:font-face style:name="Segoe UI" svg:font-family="'Segoe UI'" style:font-pitch="variable"/>
    <style:font-face style:name="Ubuntu1" svg:font-family="Ubuntu"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2" svg:font-family="Ubuntu"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officeooo:paragraph-rsid="000e76bc" style:font-size-asian="12pt" style:font-name-complex="Times New Roman" style:font-size-complex="12pt"/>
    </style:style>
    <style:style style:name="P2"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officeooo:paragraph-rsid="00187c89" style:font-size-asian="12pt" style:font-name-complex="Times New Roman" style:font-size-complex="12pt"/>
    </style:style>
    <style:style style:name="P3"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officeooo:paragraph-rsid="00620f45" style:font-size-asian="12pt" style:font-name-complex="Times New Roman" style:font-size-complex="12pt"/>
    </style:style>
    <style:style style:name="P4"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style:text-underline-style="solid" style:text-underline-width="auto" style:text-underline-color="font-color" fo:font-weight="bold" officeooo:rsid="001dc0da" officeooo:paragraph-rsid="001dc0da" style:font-size-asian="12pt" style:font-weight-asian="bold" style:font-name-complex="Times New Roman" style:font-size-complex="12pt"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style:text-underline-style="solid" style:text-underline-width="auto" style:text-underline-color="font-color" fo:font-weight="bold" officeooo:rsid="0033b81f" officeooo:paragraph-rsid="0033b81f" style:font-size-asian="12pt" style:font-weight-asian="bold" style:font-name-complex="Times New Roman" style:font-size-complex="12pt"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style:text-underline-style="solid" style:text-underline-width="auto" style:text-underline-color="font-color" fo:font-weight="bold" officeooo:rsid="002b401a" officeooo:paragraph-rsid="002b401a" style:font-size-asian="12pt" style:font-weight-asian="bold" style:font-name-complex="Times New Roman" style:font-size-complex="12pt"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style:text-underline-style="none" officeooo:rsid="00316e14" officeooo:paragraph-rsid="00516341" style:font-size-asian="12pt" style:font-name-complex="Times New Roman" style:font-size-complex="12pt"/>
    </style:style>
    <style:style style:name="P8"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officeooo:rsid="00316e14" officeooo:paragraph-rsid="00316e14" style:font-size-asian="12pt" style:font-style-asian="normal" style:font-name-complex="Times New Roman" style:font-size-complex="12pt" style:font-style-complex="normal"/>
    </style:style>
    <style:style style:name="P9"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officeooo:rsid="0023a207" officeooo:paragraph-rsid="0039ebdf" style:font-size-asian="12pt" style:font-style-asian="normal" style:font-name-complex="Times New Roman" style:font-size-complex="12pt" style:font-style-complex="normal"/>
    </style:style>
    <style:style style:name="P10"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fo:font-weight="bold" officeooo:rsid="003fcedd" officeooo:paragraph-rsid="003fcedd" fo:background-color="#ffffff" style:font-size-asian="12pt" style:font-style-asian="normal" style:font-weight-asian="bold" style:font-name-complex="Times New Roman" style:font-size-complex="12pt" style:font-style-complex="normal"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officeooo:rsid="002606ff" officeooo:paragraph-rsid="00368ef6" fo:background-color="#ffffff" style:font-size-asian="12pt" style:font-style-asian="normal" style:font-name-complex="Times New Roman" style:font-size-complex="12pt" style:font-style-complex="normal"/>
    </style:style>
    <style:style style:name="P12"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officeooo:rsid="002606ff" officeooo:paragraph-rsid="0039ebdf" fo:background-color="#ffffff" style:font-size-asian="12pt" style:font-style-asian="normal" style:font-name-complex="Times New Roman" style:font-size-complex="12pt" style:font-style-complex="normal"/>
    </style:style>
    <style:style style:name="P13"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none" officeooo:rsid="002ce6fc" officeooo:paragraph-rsid="002f84cb" style:font-size-asian="12pt" style:font-style-asian="normal" style:font-name-complex="Times New Roman" style:font-size-complex="12pt" style:font-style-complex="normal"/>
    </style:style>
    <style:style style:name="P14"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none" fo:font-weight="normal" officeooo:rsid="003fcedd" officeooo:paragraph-rsid="003fcedd" fo:background-color="#ffffff" style:font-size-asian="12pt" style:font-style-asian="normal" style:font-weight-asian="normal" style:font-name-complex="Times New Roman" style:font-size-complex="12pt" style:font-style-complex="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officeooo:rsid="00187c89" officeooo:paragraph-rsid="00627e1f" style:font-size-asian="12pt" style:font-style-asian="normal" style:font-name-complex="Times New Roman" style:font-size-complex="12pt" style:font-style-complex="normal"/>
    </style:style>
    <style:style style:name="P16" style:family="paragraph" style:parent-style-name="List_20_Paragraph">
      <style:paragraph-properties fo:margin-left="0cm" fo:margin-right="0cm" fo:text-align="justify" style:justify-single-word="false" fo:text-indent="0cm" style:auto-text-indent="false"/>
      <style:text-properties style:font-name="FreeSerif" fo:font-size="12pt" officeooo:paragraph-rsid="0028de4f" style:font-size-asian="12pt" style:font-size-complex="12pt"/>
    </style:style>
    <style:style style:name="P17" style:family="paragraph" style:parent-style-name="List_20_Paragraph">
      <style:paragraph-properties fo:margin-left="0cm" fo:margin-right="0cm" fo:text-align="justify" style:justify-single-word="false" fo:text-indent="0cm" style:auto-text-indent="false"/>
      <style:text-properties style:font-name="FreeSerif" fo:font-size="12pt" fo:font-style="normal" officeooo:paragraph-rsid="00368ef6"/>
    </style:style>
    <style:style style:name="P18" style:family="paragraph" style:parent-style-name="List_20_Paragraph">
      <style:paragraph-properties fo:margin-left="0cm" fo:margin-right="0cm" fo:text-align="justify" style:justify-single-word="false" fo:text-indent="0cm" style:auto-text-indent="false"/>
      <style:text-properties style:font-name="FreeSerif" fo:font-size="12pt" fo:font-style="normal" officeooo:paragraph-rsid="0046a863"/>
    </style:style>
    <style:style style:name="P19" style:family="paragraph" style:parent-style-name="List_20_Paragraph">
      <style:paragraph-properties fo:margin-left="0cm" fo:margin-right="0cm" fo:text-align="justify" style:justify-single-word="false" fo:text-indent="0cm" style:auto-text-indent="false"/>
      <style:text-properties style:font-name="FreeSerif" fo:font-size="12pt" fo:font-style="normal" officeooo:paragraph-rsid="0054c264"/>
    </style:style>
    <style:style style:name="P20" style:family="paragraph" style:parent-style-name="List_20_Paragraph">
      <style:paragraph-properties fo:margin-left="0cm" fo:margin-right="0cm" fo:text-align="justify" style:justify-single-word="false" fo:text-indent="0cm" style:auto-text-indent="false"/>
      <style:text-properties style:font-name="FreeSerif" fo:font-size="12pt" fo:font-style="normal" officeooo:paragraph-rsid="006e2db9"/>
    </style:style>
    <style:style style:name="P21" style:family="paragraph" style:parent-style-name="List_20_Paragraph">
      <style:paragraph-properties fo:margin-left="0cm" fo:margin-right="0cm" fo:text-align="justify" style:justify-single-word="false" fo:text-indent="0cm" style:auto-text-indent="false"/>
      <style:text-properties style:font-name="FreeSerif" fo:font-size="12pt" fo:font-weight="bold" officeooo:paragraph-rsid="0033b81f"/>
    </style:style>
    <style:style style:name="P22" style:family="paragraph" style:parent-style-name="List_20_Paragraph">
      <style:paragraph-properties fo:margin-left="0cm" fo:margin-right="0cm" fo:text-align="justify" style:justify-single-word="false" fo:text-indent="0cm" style:auto-text-indent="false"/>
      <style:text-properties style:font-name="FreeSerif" fo:font-size="12pt" fo:font-style="italic" officeooo:paragraph-rsid="0039ebdf" style:font-size-asian="12pt" style:font-style-asian="italic" style:font-size-complex="12pt" style:font-style-complex="italic"/>
    </style:style>
    <style:style style:name="P23" style:family="paragraph" style:parent-style-name="List_20_Paragraph">
      <style:paragraph-properties fo:margin-left="0cm" fo:margin-right="0cm" fo:text-align="justify" style:justify-single-word="false" fo:text-indent="0cm" style:auto-text-indent="false"/>
      <style:text-properties style:font-name="FreeSerif" fo:font-size="12pt" fo:font-style="italic" officeooo:paragraph-rsid="003fcedd" style:font-size-asian="12pt" style:font-style-asian="italic" style:font-size-complex="12pt" style:font-style-complex="italic"/>
    </style:style>
    <style:style style:name="P24" style:family="paragraph" style:parent-style-name="List_20_Paragraph">
      <style:paragraph-properties fo:margin-left="0cm" fo:margin-right="0cm" fo:text-align="justify" style:justify-single-word="false" fo:text-indent="0cm" style:auto-text-indent="false"/>
      <style:text-properties style:font-name="FreeSerif" fo:font-style="italic" officeooo:paragraph-rsid="00399999" style:font-style-asian="italic" style:font-style-complex="italic"/>
    </style:style>
    <style:style style:name="P25" style:family="paragraph" style:parent-style-name="List_20_Paragraph">
      <style:paragraph-properties fo:margin-left="0cm" fo:margin-right="0cm" fo:text-align="justify" style:justify-single-word="false" fo:text-indent="0cm" style:auto-text-indent="false"/>
      <style:text-properties style:text-underline-style="solid" style:text-underline-width="auto" style:text-underline-color="font-color" fo:font-weight="normal" officeooo:paragraph-rsid="000e76b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24292e" style:font-name="FreeSerif" fo:font-size="12pt" fo:font-style="italic" fo:font-weight="normal" officeooo:paragraph-rsid="00414648" fo:background-color="#ffffff"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24292e" style:font-name="FreeSerif" fo:font-size="12pt" fo:language="en" fo:country="IN" fo:font-style="normal" style:text-underline-style="solid" style:text-underline-width="auto" style:text-underline-color="font-color" fo:font-weight="normal" officeooo:rsid="0023a207" officeooo:paragraph-rsid="003da550" fo:background-color="#ffffff"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24292e" style:font-name="FreeSerif" fo:font-size="12pt" fo:language="en" fo:country="IN" fo:font-style="normal" officeooo:rsid="00368ef6" officeooo:paragraph-rsid="00368ef6" fo:background-color="#ffffff" style:font-name-asian="Times New Roman" style:font-size-asian="12pt" style:language-asian="en" style:country-asian="MY" style:font-style-asian="normal" style:font-name-complex="Segoe UI1" style:font-size-complex="12pt" style:language-complex="ta" style:country-complex="IN" style:font-style-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24292e" style:font-name="FreeSerif" fo:font-size="12pt" fo:font-style="normal" fo:font-weight="normal" officeooo:rsid="003a8d9a" officeooo:paragraph-rsid="003fcedd"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font-variant="normal" fo:text-transform="none" fo:color="#222222" style:font-name="FreeSerif" fo:font-size="12pt" fo:letter-spacing="normal" fo:language="en" fo:country="IN" fo:font-style="normal" fo:font-weight="normal" officeooo:rsid="00106566" officeooo:paragraph-rsid="00106566" style:font-size-asian="12pt" style:font-name-complex="Times New Roman" style:font-size-complex="12pt"/>
    </style:style>
    <style:style style:name="P3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FreeSerif" fo:font-size="12pt" fo:letter-spacing="normal" fo:font-style="normal" fo:font-weight="normal" officeooo:rsid="002f84cb" officeooo:paragraph-rsid="0067163c" style:font-size-asian="12pt" style:font-size-complex="12pt"/>
    </style:style>
    <style:style style:name="P3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FreeSerif" fo:font-size="12pt" fo:letter-spacing="normal" fo:font-style="normal" fo:font-weight="normal" officeooo:paragraph-rsid="0033b81f" style:font-size-asian="12pt" style:font-size-complex="12pt"/>
    </style:style>
    <style:style style:name="P33" style:family="paragraph" style:parent-style-name="List_20_Paragraph">
      <style:paragraph-properties fo:margin-left="0cm" fo:margin-right="0cm" fo:text-align="justify" style:justify-single-word="false" fo:text-indent="0cm" style:auto-text-indent="false"/>
      <style:text-properties fo:font-variant="normal" fo:text-transform="none" fo:color="#24292e" style:font-name="FreeSerif" fo:font-size="12pt" fo:letter-spacing="normal" fo:font-style="normal" fo:font-weight="normal" officeooo:rsid="0046a863" officeooo:paragraph-rsid="0046a863" fo:background-color="#ffffff"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officeooo:paragraph-rsid="001dc0da"/>
    </style:style>
    <style:style style:name="P35" style:family="paragraph" style:parent-style-name="List_20_Paragraph">
      <style:paragraph-properties fo:margin-left="0cm" fo:margin-right="0cm" fo:text-align="justify" style:justify-single-word="false" fo:text-indent="0cm" style:auto-text-indent="false"/>
      <style:text-properties officeooo:paragraph-rsid="0039ebdf"/>
    </style:style>
    <style:style style:name="P36" style:family="paragraph" style:parent-style-name="List_20_Paragraph">
      <style:paragraph-properties fo:margin-left="0cm" fo:margin-right="0cm" fo:text-align="justify" style:justify-single-word="false" fo:text-indent="0cm" style:auto-text-indent="false"/>
      <style:text-properties officeooo:paragraph-rsid="003da550"/>
    </style:style>
    <style:style style:name="P37" style:family="paragraph" style:parent-style-name="List_20_Paragraph">
      <style:paragraph-properties fo:margin-left="0cm" fo:margin-right="0cm" fo:text-align="justify" style:justify-single-word="false" fo:text-indent="0cm" style:auto-text-indent="false"/>
      <style:text-properties officeooo:paragraph-rsid="00516341"/>
    </style:style>
    <style:style style:name="P38" style:family="paragraph" style:parent-style-name="List_20_Paragraph">
      <style:paragraph-properties fo:margin-left="0cm" fo:margin-right="0cm" fo:text-align="justify" style:justify-single-word="false" fo:text-indent="0cm" style:auto-text-indent="false"/>
      <style:text-properties officeooo:paragraph-rsid="00627e1f"/>
    </style:style>
    <style:style style:name="P39" style:family="paragraph" style:parent-style-name="List_20_Paragraph">
      <style:paragraph-properties fo:margin-left="0cm" fo:margin-right="0cm" fo:text-align="justify" style:justify-single-word="false" fo:text-indent="0cm" style:auto-text-indent="false"/>
      <style:text-properties officeooo:paragraph-rsid="0067163c"/>
    </style:style>
    <style:style style:name="P40" style:family="paragraph" style:parent-style-name="List_20_Paragraph">
      <style:paragraph-properties fo:margin-left="0cm" fo:margin-right="0cm" fo:text-align="justify" style:justify-single-word="false" fo:text-indent="0cm" style:auto-text-indent="false"/>
      <style:text-properties officeooo:paragraph-rsid="00693eaf"/>
    </style:style>
    <style:style style:name="P41" style:family="paragraph" style:parent-style-name="List_20_Paragraph">
      <style:paragraph-properties fo:margin-left="0cm" fo:margin-right="0cm" fo:text-align="justify" style:justify-single-word="false" fo:text-indent="0cm" style:auto-text-indent="false"/>
      <style:text-properties officeooo:paragraph-rsid="005260e1"/>
    </style:style>
    <style:style style:name="P42" style:family="paragraph" style:parent-style-name="List_20_Paragraph">
      <style:paragraph-properties fo:margin-left="0cm" fo:margin-right="0cm" fo:text-align="justify" style:justify-single-word="false" fo:text-indent="0cm" style:auto-text-indent="false"/>
      <style:text-properties officeooo:paragraph-rsid="005b2836"/>
    </style:style>
    <style:style style:name="P43" style:family="paragraph" style:parent-style-name="List_20_Paragraph">
      <style:paragraph-properties fo:margin-left="0cm" fo:margin-right="0cm" fo:text-align="justify" style:justify-single-word="false" fo:text-indent="0cm" style:auto-text-indent="false"/>
      <style:text-properties officeooo:paragraph-rsid="006c59e0"/>
    </style:style>
    <style:style style:name="P44" style:family="paragraph" style:parent-style-name="List_20_Paragraph">
      <style:paragraph-properties fo:margin-left="0cm" fo:margin-right="0cm" fo:text-align="justify" style:justify-single-word="false" fo:text-indent="0cm" style:auto-text-indent="false"/>
      <style:text-properties officeooo:paragraph-rsid="005d3b0f"/>
    </style:style>
    <style:style style:name="P45" style:family="paragraph" style:parent-style-name="List_20_Paragraph">
      <style:paragraph-properties fo:margin-left="0cm" fo:margin-right="0cm" fo:text-align="justify" style:justify-single-word="false" fo:text-indent="0cm" style:auto-text-indent="false"/>
      <style:text-properties officeooo:paragraph-rsid="006e2db9"/>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7188a1"/>
    </style:style>
    <style:style style:name="P47" style:family="paragraph" style:parent-style-name="List_20_Paragraph">
      <style:paragraph-properties fo:margin-left="0cm" fo:margin-right="0cm" fo:text-align="justify" style:justify-single-word="false" fo:text-indent="0cm" style:auto-text-indent="false"/>
      <style:text-properties fo:color="#000000" officeooo:paragraph-rsid="000e76bc"/>
    </style:style>
    <style:style style:name="P48" style:family="paragraph" style:parent-style-name="Standard">
      <style:paragraph-properties fo:margin-left="0cm" fo:margin-right="0cm" fo:margin-top="0cm" fo:margin-bottom="0cm" style:contextual-spacing="false" style:line-height-at-least="0.529cm" fo:text-align="justify" style:justify-single-word="false" fo:text-indent="0cm" style:auto-text-indent="false"/>
      <style:text-properties officeooo:paragraph-rsid="0039ebdf"/>
    </style:style>
    <style:style style:name="P49" style:family="paragraph" style:parent-style-name="List_20_Paragraph">
      <style:paragraph-properties fo:margin-left="0cm" fo:margin-right="0cm" fo:margin-top="0cm" fo:margin-bottom="0cm" style:contextual-spacing="false" style:line-height-at-least="0.529cm" fo:text-align="justify" style:justify-single-word="false" fo:text-indent="0cm" style:auto-text-indent="false"/>
      <style:text-properties fo:color="#24292e" style:font-name="FreeSerif" fo:font-size="12pt" fo:language="en" fo:country="IN" fo:font-style="normal" officeooo:rsid="001dc0da" officeooo:paragraph-rsid="00414648" fo:background-color="#ffff0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P50" style:family="paragraph" style:parent-style-name="List_20_Paragraph">
      <style:paragraph-properties fo:margin-left="0cm" fo:margin-right="0cm" fo:margin-top="0cm" fo:margin-bottom="0cm" style:contextual-spacing="false" style:line-height-at-least="0.529cm" fo:text-align="justify" style:justify-single-word="false" fo:text-indent="0cm" style:auto-text-indent="false"/>
      <style:text-properties fo:color="#24292e" style:font-name="FreeSerif" fo:font-size="12pt" fo:language="en" fo:country="IN" fo:font-style="normal" officeooo:rsid="001dc0da" officeooo:paragraph-rsid="0046a863" fo:background-color="#ffff0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P51" style:family="paragraph" style:parent-style-name="List_20_Paragraph">
      <style:paragraph-properties fo:margin-left="0cm" fo:margin-right="0cm" fo:margin-top="0cm" fo:margin-bottom="0cm" style:contextual-spacing="false" style:line-height-at-least="0.529cm" fo:text-align="justify" style:justify-single-word="false" fo:text-indent="0cm" style:auto-text-indent="false"/>
      <style:text-properties fo:color="#24292e" style:font-name="FreeSerif" fo:font-size="12pt" fo:language="en" fo:country="IN" fo:font-style="normal" officeooo:rsid="001dc0da" officeooo:paragraph-rsid="0053d895" fo:background-color="#ffff0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P52" style:family="paragraph" style:parent-style-name="Standard">
      <style:paragraph-properties fo:margin-left="0cm" fo:margin-right="0cm" fo:text-align="justify" style:justify-single-word="false" fo:text-indent="0cm" style:auto-text-indent="false"/>
      <style:text-properties officeooo:paragraph-rsid="0039ebdf"/>
    </style:style>
    <style:style style:name="P53" style:family="paragraph" style:parent-style-name="Standard">
      <style:paragraph-properties fo:margin-left="0cm" fo:margin-right="0cm" fo:text-align="justify" style:justify-single-word="false" fo:text-indent="0cm" style:auto-text-indent="false"/>
      <style:text-properties officeooo:paragraph-rsid="00693eaf"/>
    </style:style>
    <style:style style:name="P54" style:family="paragraph" style:parent-style-name="Standard">
      <style:paragraph-properties fo:margin-left="0cm" fo:margin-right="0cm" fo:text-align="justify" style:justify-single-word="false" fo:text-indent="0cm" style:auto-text-indent="false"/>
      <style:text-properties officeooo:paragraph-rsid="006c59e0"/>
    </style:style>
    <style:style style:name="P55" style:family="paragraph" style:parent-style-name="Standard">
      <style:paragraph-properties fo:margin-left="0cm" fo:margin-right="0cm" fo:text-align="justify" style:justify-single-word="false" fo:text-indent="0cm" style:auto-text-indent="false"/>
      <style:text-properties officeooo:rsid="00399999" officeooo:paragraph-rsid="00399999"/>
    </style:style>
    <style:style style:name="P56" style:family="paragraph" style:parent-style-name="Standard">
      <style:paragraph-properties fo:margin-left="0cm" fo:margin-right="0cm" fo:text-align="justify" style:justify-single-word="false" fo:text-indent="0cm" style:auto-text-indent="false"/>
      <style:text-properties style:font-name="FreeSerif" fo:font-size="12pt" fo:language="en" fo:country="IN" fo:font-style="italic" fo:font-weight="bold" officeooo:rsid="0019ff6c" officeooo:paragraph-rsid="000e76bc" style:font-size-asian="12pt" style:font-style-asian="italic" style:font-weight-asian="bold" style:font-name-complex="Times New Roman" style:font-size-complex="12pt" style:font-style-complex="italic" style:font-weight-complex="bold"/>
    </style:style>
    <style:style style:name="P57" style:family="paragraph" style:parent-style-name="Standard">
      <style:paragraph-properties fo:margin-left="0cm" fo:margin-right="0cm" fo:text-align="justify" style:justify-single-word="false" fo:text-indent="0cm" style:auto-text-indent="false"/>
      <style:text-properties style:font-name="FreeSerif" style:text-underline-style="solid" style:text-underline-width="auto" style:text-underline-color="font-color" fo:font-weight="bold" officeooo:rsid="005e6e17" officeooo:paragraph-rsid="005e6e17" style:font-weight-asian="bold" style:font-weight-complex="bold"/>
    </style:style>
    <style:style style:name="P58" style:family="paragraph" style:parent-style-name="Standard">
      <style:paragraph-properties fo:margin-left="0cm" fo:margin-right="0cm" fo:text-align="justify" style:justify-single-word="false" fo:text-indent="0cm" style:auto-text-indent="false"/>
      <style:text-properties officeooo:rsid="005e6e17" officeooo:paragraph-rsid="005e6e17"/>
    </style:style>
    <style:style style:name="P59" style:family="paragraph" style:parent-style-name="Standard">
      <style:paragraph-properties fo:margin-left="0cm" fo:margin-right="0cm" fo:text-align="justify" style:justify-single-word="false" fo:text-indent="0cm" style:auto-text-indent="false"/>
      <style:text-properties fo:color="#24292e" style:font-name="FreeSerif" fo:font-size="12pt" fo:font-style="normal" fo:font-weight="normal" officeooo:rsid="0039ab81" officeooo:paragraph-rsid="0039e35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P60" style:family="paragraph" style:parent-style-name="List_20_Paragraph">
      <style:paragraph-properties fo:margin-left="1.27cm" fo:margin-right="0cm" fo:text-align="justify" style:justify-single-word="false" fo:text-indent="0cm" style:auto-text-indent="false"/>
      <style:text-properties style:font-name="FreeSerif" fo:font-style="italic" officeooo:paragraph-rsid="00222533" style:font-style-asian="italic" style:font-style-complex="italic"/>
    </style:style>
    <style:style style:name="P61" style:family="paragraph" style:parent-style-name="List_20_Paragraph">
      <style:paragraph-properties fo:margin-left="1.27cm" fo:margin-right="0cm" fo:text-align="justify" style:justify-single-word="false" fo:text-indent="0cm" style:auto-text-indent="false"/>
      <style:text-properties style:font-name="FreeSerif" fo:font-size="12pt" fo:font-style="normal" officeooo:rsid="00264206" officeooo:paragraph-rsid="00399999" style:font-size-asian="12pt" style:font-style-asian="normal" style:font-size-complex="12pt" style:font-style-complex="normal"/>
    </style:style>
    <style:style style:name="P62" style:family="paragraph" style:parent-style-name="Standard">
      <style:paragraph-properties fo:margin-left="1.27cm" fo:margin-right="0cm" fo:margin-top="0cm" fo:margin-bottom="0cm" style:contextual-spacing="false" style:line-height-at-least="0.529cm" fo:text-align="justify" style:justify-single-word="false" fo:text-indent="0cm" style:auto-text-indent="false"/>
      <style:text-properties fo:color="#24292e" style:font-name="FreeSerif" fo:font-size="12pt" fo:language="en" fo:country="IN" officeooo:rsid="001dc0da" officeooo:paragraph-rsid="0039ebdf" fo:background-color="#ffff00" style:font-name-asian="Times New Roman" style:font-size-asian="12pt" style:language-asian="en" style:country-asian="MY" style:font-name-complex="Times New Roman" style:font-size-complex="12pt" style:language-complex="ta" style:country-complex="IN"/>
    </style:style>
    <style:style style:name="P63" style:family="paragraph" style:parent-style-name="List_20_Paragraph">
      <style:paragraph-properties fo:margin-left="1.27cm" fo:margin-right="0cm" fo:margin-top="0cm" fo:margin-bottom="0cm" style:contextual-spacing="false" style:line-height-at-least="0.529cm" fo:text-align="justify" style:justify-single-word="false" fo:text-indent="0cm" style:auto-text-indent="false"/>
      <style:text-properties fo:color="#24292e" style:font-name="FreeSerif" fo:font-size="12pt" fo:language="en" fo:country="IN" fo:font-style="normal" fo:font-weight="bold" officeooo:rsid="001dc0da" officeooo:paragraph-rsid="00399999" fo:background-color="#ffffff" style:font-name-asian="Times New Roman" style:font-size-asian="12pt" style:language-asian="en" style:country-asian="MY" style:font-style-asian="normal" style:font-weight-asian="bold" style:font-name-complex="Segoe UI1" style:font-size-complex="12pt" style:language-complex="ta" style:country-complex="IN" style:font-style-complex="normal" style:font-weight-complex="bold"/>
    </style:style>
    <style:style style:name="P64" style:family="paragraph" style:parent-style-name="List_20_Paragraph">
      <style:paragraph-properties fo:text-align="justify" style:justify-single-word="false"/>
      <style:text-properties officeooo:paragraph-rsid="000e76bc"/>
    </style:style>
    <style:style style:name="P65" style:family="paragraph" style:parent-style-name="List_20_Paragraph">
      <style:paragraph-properties fo:text-align="justify" style:justify-single-word="false"/>
      <style:text-properties officeooo:paragraph-rsid="00368ef6"/>
    </style:style>
    <style:style style:name="P66" style:family="paragraph" style:parent-style-name="List_20_Paragraph">
      <style:paragraph-properties fo:text-align="justify" style:justify-single-word="false"/>
      <style:text-properties style:font-name="FreeSerif" fo:font-size="12pt" fo:language="en" fo:country="IN" officeooo:rsid="0019ff6c" officeooo:paragraph-rsid="000e76bc" style:font-size-asian="12pt" style:font-name-complex="Times New Roman" style:font-size-complex="12pt"/>
    </style:style>
    <style:style style:name="P67" style:family="paragraph" style:parent-style-name="List_20_Paragraph">
      <style:paragraph-properties fo:text-align="justify" style:justify-single-word="false"/>
      <style:text-properties style:font-name="FreeSerif" fo:font-size="12pt" fo:language="en" fo:country="IN" officeooo:paragraph-rsid="001dc0da" style:font-size-asian="12pt" style:font-name-complex="Times New Roman" style:font-size-complex="12pt"/>
    </style:style>
    <style:style style:name="P68" style:family="paragraph" style:parent-style-name="List_20_Paragraph">
      <style:paragraph-properties fo:text-align="justify" style:justify-single-word="false"/>
      <style:text-properties fo:color="#24292e" style:font-name="FreeSerif" fo:font-size="12pt" officeooo:paragraph-rsid="000e76bc" style:font-name-asian="Times New Roman" style:font-size-asian="12pt" style:language-asian="en" style:country-asian="MY" style:font-name-complex="Times New Roman" style:font-size-complex="12pt" style:language-complex="ta" style:country-complex="IN"/>
    </style:style>
    <style:style style:name="P69" style:family="paragraph" style:parent-style-name="List_20_Paragraph">
      <style:paragraph-properties fo:margin-left="2.54cm" fo:margin-right="0cm" fo:text-align="justify" style:justify-single-word="false" fo:text-indent="0cm" style:auto-text-indent="false"/>
      <style:text-properties style:font-name="FreeSerif" fo:font-size="12pt" fo:language="en" fo:country="IN" officeooo:paragraph-rsid="001dc0da" style:font-size-asian="12pt" style:font-name-complex="Times New Roman" style:font-size-complex="12pt"/>
    </style:style>
    <style:style style:name="P70" style:family="paragraph" style:parent-style-name="List_20_Paragraph">
      <style:paragraph-properties fo:margin-left="1.386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officeooo:rsid="00316e14" officeooo:paragraph-rsid="002f84cb" style:font-size-asian="12pt" style:font-style-asian="normal" style:font-name-complex="Times New Roman" style:font-size-complex="12pt" style:font-style-complex="normal"/>
    </style:style>
    <style:style style:name="P71" style:family="paragraph" style:parent-style-name="List_20_Paragraph">
      <style:paragraph-properties fo:margin-left="1.386cm" fo:margin-right="0cm" fo:text-align="justify" style:justify-single-word="false" fo:text-indent="0cm" style:auto-text-indent="false"/>
      <style:text-properties style:font-name="FreeSerif" fo:font-size="12pt" fo:language="en" fo:country="IN" fo:font-style="normal" style:text-underline-style="none" officeooo:rsid="002ce6fc" officeooo:paragraph-rsid="002f84cb" style:font-size-asian="12pt" style:font-style-asian="normal" style:font-name-complex="Times New Roman" style:font-size-complex="12pt" style:font-style-complex="normal"/>
    </style:style>
    <style:style style:name="P72" style:family="paragraph" style:parent-style-name="List_20_Paragraph">
      <style:paragraph-properties fo:margin-left="2.021cm" fo:margin-right="0cm" fo:text-align="justify" style:justify-single-word="false" fo:text-indent="0cm" style:auto-text-indent="false"/>
      <style:text-properties style:font-name="FreeSerif" fo:font-size="12pt" fo:language="en" fo:country="IN" style:text-underline-style="none" officeooo:rsid="00316e14" officeooo:paragraph-rsid="004f72ef" style:font-size-asian="12pt" style:font-name-complex="Times New Roman" style:font-size-complex="12pt"/>
    </style:style>
    <style:style style:name="P73" style:family="paragraph" style:parent-style-name="List_20_Paragraph">
      <style:paragraph-properties fo:margin-left="2.021cm" fo:margin-right="0cm" fo:text-align="justify" style:justify-single-word="false" fo:text-indent="0cm" style:auto-text-indent="false"/>
      <style:text-properties style:font-name="FreeSerif" officeooo:paragraph-rsid="00316e14"/>
    </style:style>
    <style:style style:name="P74" style:family="paragraph" style:parent-style-name="List_20_Paragraph" style:list-style-name="WWNum1">
      <style:paragraph-properties fo:text-align="justify" style:justify-single-word="false"/>
      <style:text-properties fo:color="#000000" style:font-name="FreeSerif" fo:font-size="12pt" fo:language="en" fo:country="IN" fo:font-weight="normal" officeooo:rsid="0019ff6c" officeooo:paragraph-rsid="000e76bc" style:font-size-asian="12pt" style:font-weight-asian="normal" style:font-name-complex="Times New Roman" style:font-size-complex="12pt" style:font-weight-complex="normal"/>
    </style:style>
    <style:style style:name="P75" style:family="paragraph" style:parent-style-name="List_20_Paragraph" style:list-style-name="WWNum9">
      <style:paragraph-properties fo:text-align="justify" style:justify-single-word="false"/>
      <style:text-properties fo:color="#000000" style:font-name="FreeSerif" fo:font-size="12pt" fo:font-style="italic" officeooo:rsid="0019ff6c" officeooo:paragraph-rsid="000e76bc"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P76" style:family="paragraph" style:parent-style-name="List_20_Paragraph" style:list-style-name="WWNum1">
      <style:paragraph-properties fo:text-align="justify" style:justify-single-word="false"/>
      <style:text-properties fo:color="#000000" fo:font-style="italic" fo:font-weight="normal" officeooo:rsid="0019ff6c" officeooo:paragraph-rsid="000e76bc" style:font-style-asian="italic" style:font-weight-asian="normal" style:font-style-complex="italic" style:font-weight-complex="normal"/>
    </style:style>
    <style:style style:name="P77" style:family="paragraph" style:parent-style-name="List_20_Paragraph" style:list-style-name="WWNum9">
      <style:paragraph-properties fo:text-align="justify" style:justify-single-word="false"/>
      <style:text-properties fo:color="#000000" fo:font-style="normal" officeooo:rsid="0019ff6c" officeooo:paragraph-rsid="000e76bc" style:font-style-asian="normal" style:font-style-complex="normal"/>
    </style:style>
    <style:style style:name="P78" style:family="paragraph" style:parent-style-name="List_20_Paragraph" style:list-style-name="WWNum12">
      <style:paragraph-properties fo:text-align="justify" style:justify-single-word="false"/>
      <style:text-properties officeooo:rsid="002d880c" officeooo:paragraph-rsid="002d880c"/>
    </style:style>
    <style:style style:name="P79" style:family="paragraph" style:parent-style-name="List_20_Paragraph" style:list-style-name="WWNum12">
      <style:paragraph-properties fo:text-align="justify" style:justify-single-word="false"/>
      <style:text-properties fo:color="#24292e" style:font-name="FreeSerif" fo:font-size="12pt" fo:font-style="italic" officeooo:paragraph-rsid="002f84cb"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P80" style:family="paragraph" style:parent-style-name="List_20_Paragraph" style:list-style-name="WWNum1">
      <style:paragraph-properties fo:margin-left="0cm" fo:margin-right="0cm" fo:text-align="justify" style:justify-single-word="false" fo:text-indent="0cm" style:auto-text-indent="false"/>
      <style:text-properties fo:font-weight="normal" officeooo:rsid="0018045c" officeooo:paragraph-rsid="00106566" style:font-weight-asian="normal" style:font-weight-complex="normal"/>
    </style:style>
    <style:style style:name="P81" style:family="paragraph" style:parent-style-name="List_20_Paragraph" style:list-style-name="WWNum1">
      <style:paragraph-properties fo:margin-left="0cm" fo:margin-right="0cm" fo:text-align="justify" style:justify-single-word="false" fo:text-indent="0cm" style:auto-text-indent="false"/>
      <style:text-properties fo:color="#000000" fo:font-style="italic" fo:font-weight="normal" officeooo:rsid="0018045c" officeooo:paragraph-rsid="00601493" style:font-style-asian="italic" style:font-weight-asian="normal" style:font-style-complex="italic" style:font-weight-complex="normal"/>
    </style:style>
    <style:style style:name="P82" style:family="paragraph" style:parent-style-name="List_20_Paragraph" style:list-style-name="WWNum9">
      <style:paragraph-properties fo:margin-left="0cm" fo:margin-right="0cm" fo:text-align="justify" style:justify-single-word="false" fo:text-indent="0cm" style:auto-text-indent="false"/>
      <style:text-properties fo:color="#000000" officeooo:paragraph-rsid="00601493"/>
    </style:style>
    <style:style style:name="P83" style:family="paragraph" style:parent-style-name="List_20_Paragraph" style:list-style-name="WWNum1">
      <style:paragraph-properties fo:margin-left="0cm" fo:margin-right="0cm" fo:text-align="justify" style:justify-single-word="false" fo:text-indent="0cm" style:auto-text-indent="false"/>
      <style:text-properties style:text-underline-style="solid" style:text-underline-width="auto" style:text-underline-color="font-color" officeooo:paragraph-rsid="000e76bc"/>
    </style:style>
    <style:style style:name="P84" style:family="paragraph" style:parent-style-name="List_20_Paragraph" style:list-style-name="WWNum1">
      <style:paragraph-properties fo:margin-left="0cm" fo:margin-right="0cm" fo:text-align="justify" style:justify-single-word="false" fo:text-indent="0cm" style:auto-text-indent="false"/>
      <style:text-properties style:font-name="FreeSerif" fo:font-size="12pt" fo:language="en" fo:country="IN" officeooo:rsid="0019ff6c" officeooo:paragraph-rsid="00143095" style:font-size-asian="12pt" style:font-name-complex="Times New Roman" style:font-size-complex="12pt"/>
    </style:style>
    <style:style style:name="P85" style:family="paragraph" style:parent-style-name="List_20_Paragraph" style:list-style-name="WWNum2">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fo:font-weight="normal" officeooo:rsid="00316e14" officeooo:paragraph-rsid="00368ef6" style:font-size-asian="12pt" style:font-style-asian="normal" style:font-weight-asian="normal" style:font-name-complex="Times New Roman" style:font-size-complex="12pt" style:font-style-complex="normal" style:font-weight-complex="normal"/>
    </style:style>
    <style:style style:name="P86" style:family="paragraph" style:parent-style-name="List_20_Paragraph" style:list-style-name="WWNum2">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fo:font-weight="normal" officeooo:rsid="00316e14" officeooo:paragraph-rsid="00414648" fo:background-color="#ffffff" style:font-size-asian="12pt" style:font-style-asian="normal" style:font-weight-asian="normal" style:font-name-complex="Times New Roman" style:font-size-complex="12pt" style:font-style-complex="normal" style:font-weight-complex="normal"/>
    </style:style>
    <style:style style:name="P87" style:family="paragraph" style:parent-style-name="List_20_Paragraph" style:list-style-name="WWNum9">
      <style:paragraph-properties fo:margin-left="0cm" fo:margin-right="0cm" fo:text-align="justify" style:justify-single-word="false" fo:text-indent="0cm" style:auto-text-indent="false"/>
      <style:text-properties style:font-name="FreeSerif" officeooo:paragraph-rsid="0067e39c"/>
    </style:style>
    <style:style style:name="P88" style:family="paragraph" style:parent-style-name="List_20_Paragraph" style:list-style-name="WWNum4">
      <style:paragraph-properties fo:margin-left="0cm" fo:margin-right="0cm" fo:text-align="justify" style:justify-single-word="false" fo:text-indent="0cm" style:auto-text-indent="false"/>
      <style:text-properties officeooo:paragraph-rsid="00633ba4"/>
    </style:style>
    <style:style style:name="P89" style:family="paragraph" style:parent-style-name="List_20_Paragraph" style:list-style-name="WWNum4">
      <style:paragraph-properties fo:margin-left="0cm" fo:margin-right="0cm" fo:text-align="justify" style:justify-single-word="false" fo:text-indent="0cm" style:auto-text-indent="false"/>
      <style:text-properties officeooo:paragraph-rsid="002f84cb"/>
    </style:style>
    <style:style style:name="P90" style:family="paragraph" style:parent-style-name="List_20_Paragraph" style:list-style-name="WWNum9">
      <style:paragraph-properties fo:margin-left="0cm" fo:margin-right="0cm" fo:text-align="justify" style:justify-single-word="false" fo:text-indent="0cm" style:auto-text-indent="false"/>
      <style:text-properties officeooo:paragraph-rsid="00693eaf"/>
    </style:style>
    <style:style style:name="P91" style:family="paragraph" style:parent-style-name="List_20_Paragraph" style:list-style-name="WWNum12">
      <style:paragraph-properties fo:margin-left="0cm" fo:margin-right="0cm" fo:text-align="justify" style:justify-single-word="false" fo:text-indent="0cm" style:auto-text-indent="false"/>
      <style:text-properties officeooo:paragraph-rsid="006c59e0"/>
    </style:style>
    <style:style style:name="P92" style:family="paragraph" style:parent-style-name="List_20_Paragraph" style:list-style-name="WWNum9">
      <style:paragraph-properties fo:margin-left="0cm" fo:margin-right="0cm" fo:text-align="justify" style:justify-single-word="false" fo:text-indent="0cm" style:auto-text-indent="false"/>
      <style:text-properties fo:font-variant="normal" fo:text-transform="none" fo:color="#000000" style:font-name="FreeSerif" fo:font-size="12pt" fo:letter-spacing="normal" fo:language="en" fo:country="IN" fo:font-style="italic" style:text-underline-style="none" fo:font-weight="normal" officeooo:rsid="00316e14" officeooo:paragraph-rsid="0067e39c" style:font-size-asian="12pt" style:font-style-asian="italic" style:font-name-complex="Times New Roman" style:font-size-complex="12pt" style:font-style-complex="italic"/>
    </style:style>
    <style:style style:name="P93" style:family="paragraph" style:parent-style-name="List_20_Paragraph" style:list-style-name="WWNum2">
      <style:paragraph-properties fo:margin-left="0cm" fo:margin-right="0cm" fo:text-align="justify" style:justify-single-word="false" fo:text-indent="0cm" style:auto-text-indent="false"/>
      <style:text-properties fo:font-style="normal" fo:font-weight="normal" officeooo:paragraph-rsid="00368ef6" style:font-style-asian="normal" style:font-weight-asian="normal" style:font-style-complex="normal" style:font-weight-complex="normal"/>
    </style:style>
    <style:style style:name="P94" style:family="paragraph" style:parent-style-name="List_20_Paragraph" style:list-style-name="WWNum2">
      <style:paragraph-properties fo:margin-left="0cm" fo:margin-right="0cm" fo:text-align="justify" style:justify-single-word="false" fo:text-indent="0cm" style:auto-text-indent="false"/>
      <style:text-properties fo:color="#24292e" style:font-name="FreeSerif" fo:font-size="12pt" fo:font-style="normal" fo:font-weight="normal" officeooo:paragraph-rsid="00368ef6"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P95" style:family="paragraph" style:parent-style-name="List_20_Paragraph" style:list-style-name="WWNum2">
      <style:paragraph-properties fo:margin-left="0cm" fo:margin-right="0cm" fo:text-align="justify" style:justify-single-word="false" fo:text-indent="0cm" style:auto-text-indent="false"/>
      <style:text-properties fo:color="#24292e" style:font-name="FreeSerif" fo:font-size="12pt" fo:language="en" fo:country="IN" fo:font-style="normal" style:text-underline-style="none" fo:font-weight="normal" officeooo:rsid="0053d895" officeooo:paragraph-rsid="00414648" fo:background-color="#ffffff" style:font-name-asian="Times New Roman" style:font-size-asian="12pt" style:language-asian="en" style:country-asian="MY" style:font-style-asian="normal" style:font-weight-asian="normal" style:font-name-complex="Courier New" style:font-size-complex="12pt" style:language-complex="ta" style:country-complex="IN" style:font-style-complex="normal" style:font-weight-complex="normal"/>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fo:font-style="normal" style:text-underline-style="solid" style:text-underline-width="auto" style:text-underline-color="font-color" officeooo:rsid="000e76bc" style:font-style-asian="normal" style:font-style-complex="normal"/>
    </style:style>
    <style:style style:name="T3" style:family="text">
      <style:text-properties fo:font-style="normal" style:text-underline-style="solid" style:text-underline-width="auto" style:text-underline-color="font-color" officeooo:rsid="0019ff6c" style:font-style-asian="normal" style:font-style-complex="normal"/>
    </style:style>
    <style:style style:name="T4" style:family="text">
      <style:text-properties fo:font-style="normal" style:text-underline-style="solid" style:text-underline-width="auto" style:text-underline-color="font-color" officeooo:rsid="001345f6" style:font-style-asian="normal" style:font-style-complex="normal"/>
    </style:style>
    <style:style style:name="T5" style:family="text">
      <style:text-properties fo:font-style="normal" style:text-underline-style="solid" style:text-underline-width="auto" style:text-underline-color="font-color" officeooo:rsid="00190d78" style:font-style-asian="normal" style:font-style-complex="normal"/>
    </style:style>
    <style:style style:name="T6" style:family="text">
      <style:text-properties fo:font-style="normal" style:text-underline-style="solid" style:text-underline-width="auto" style:text-underline-color="font-color" officeooo:rsid="00601493"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87c89" style:font-style-asian="normal" style:font-style-complex="normal"/>
    </style:style>
    <style:style style:name="T9" style:family="text">
      <style:text-properties fo:font-style="normal" officeooo:rsid="002ce6fc" style:font-style-asian="normal" style:font-style-complex="normal"/>
    </style:style>
    <style:style style:name="T10" style:family="text">
      <style:text-properties fo:font-style="normal" officeooo:rsid="00414648" style:font-style-asian="normal" style:font-style-complex="normal"/>
    </style:style>
    <style:style style:name="T11" style:family="text">
      <style:text-properties fo:font-style="normal" officeooo:rsid="00601493" style:font-style-asian="normal" style:font-style-complex="normal"/>
    </style:style>
    <style:style style:name="T12" style:family="text">
      <style:text-properties fo:font-style="normal" fo:font-weight="normal" style:font-style-asian="normal" style:font-weight-asian="normal" style:font-name-complex="Courier New" style:font-style-complex="normal" style:font-weight-complex="normal"/>
    </style:style>
    <style:style style:name="T13" style:family="text">
      <style:text-properties fo:font-style="normal" fo:font-weight="normal" officeooo:rsid="0023a207" style:font-style-asian="normal" style:font-weight-asian="normal" style:font-name-complex="Courier New" style:font-style-complex="normal" style:font-weight-complex="normal"/>
    </style:style>
    <style:style style:name="T14" style:family="text">
      <style:text-properties style:font-name="FreeSerif" fo:font-size="12pt" fo:language="en" fo:country="IN" fo:font-weight="bold" officeooo:rsid="0019ff6c" style:font-size-asian="12pt" style:font-weight-asian="bold" style:font-name-complex="Times New Roman" style:font-size-complex="12pt" style:font-weight-complex="bold"/>
    </style:style>
    <style:style style:name="T15" style:family="text">
      <style:text-properties style:font-name="FreeSerif" fo:font-size="12pt" fo:language="en" fo:country="IN" style:font-size-asian="12pt" style:font-name-complex="Times New Roman" style:font-size-complex="12pt"/>
    </style:style>
    <style:style style:name="T16" style:family="text">
      <style:text-properties style:font-name="FreeSerif" fo:font-size="12pt" fo:language="en" fo:country="IN" officeooo:rsid="0019ff6c" style:font-size-asian="12pt" style:font-name-complex="Times New Roman" style:font-size-complex="12pt"/>
    </style:style>
    <style:style style:name="T17" style:family="text">
      <style:text-properties style:font-name="FreeSerif" fo:font-size="12pt" fo:language="en" fo:country="IN" officeooo:rsid="00106566" style:font-size-asian="12pt" style:font-name-complex="Times New Roman" style:font-size-complex="12pt"/>
    </style:style>
    <style:style style:name="T18" style:family="text">
      <style:text-properties style:font-name="FreeSerif" fo:font-size="12pt" fo:language="en" fo:country="IN" officeooo:rsid="00112019" style:font-size-asian="12pt" style:font-name-complex="Times New Roman" style:font-size-complex="12pt"/>
    </style:style>
    <style:style style:name="T19" style:family="text">
      <style:text-properties style:font-name="FreeSerif" fo:font-size="12pt" fo:language="en" fo:country="IN" officeooo:rsid="0012aa01" style:font-size-asian="12pt" style:font-name-complex="Times New Roman" style:font-size-complex="12pt"/>
    </style:style>
    <style:style style:name="T20" style:family="text">
      <style:text-properties style:font-name="FreeSerif" fo:font-size="12pt" fo:language="en" fo:country="IN" officeooo:rsid="00440978" style:font-size-asian="12pt" style:font-name-complex="Times New Roman" style:font-size-complex="12pt"/>
    </style:style>
    <style:style style:name="T21" style:family="text">
      <style:text-properties style:font-name="FreeSerif" fo:font-size="12pt" fo:language="en" fo:country="IN" officeooo:rsid="002ce6fc" style:font-size-asian="12pt" style:font-size-complex="12pt"/>
    </style:style>
    <style:style style:name="T22" style:family="text">
      <style:text-properties style:font-name="FreeSerif" fo:font-size="12pt" fo:language="en" fo:country="IN" fo:background-color="#ffffff" loext:char-shading-value="0" style:font-size-asian="12pt" style:font-name-complex="Times New Roman" style:font-size-complex="12pt"/>
    </style:style>
    <style:style style:name="T23" style:family="text">
      <style:text-properties style:font-name="FreeSerif" fo:font-size="12pt" fo:language="en" fo:country="IN" officeooo:rsid="00106566" fo:background-color="#ffffff" loext:char-shading-value="0" style:font-size-asian="12pt" style:font-name-complex="Times New Roman" style:font-size-complex="12pt"/>
    </style:style>
    <style:style style:name="T24" style:family="text">
      <style:text-properties style:font-name="FreeSerif" fo:font-size="12pt" fo:language="en" fo:country="IN" officeooo:rsid="0019ff6c" fo:background-color="#ffffff" loext:char-shading-value="0" style:font-size-asian="12pt" style:font-name-complex="Times New Roman" style:font-size-complex="12pt"/>
    </style:style>
    <style:style style:name="T25" style:family="text">
      <style:text-properties style:font-name="FreeSerif" fo:font-size="12pt" fo:language="en" fo:country="IN" officeooo:rsid="00440978" fo:background-color="#ffffff" loext:char-shading-value="0" style:font-size-asian="12pt" style:font-name-complex="Times New Roman" style:font-size-complex="12pt"/>
    </style:style>
    <style:style style:name="T26" style:family="text">
      <style:text-properties style:font-name="FreeSerif" fo:font-size="12pt" fo:language="en" fo:country="IN" style:font-name-asian="Times New Roman" style:font-size-asian="12pt" style:language-asian="en" style:country-asian="MY" style:font-name-complex="Segoe UI1" style:font-size-complex="12pt" style:language-complex="ta" style:country-complex="IN"/>
    </style:style>
    <style:style style:name="T27" style:family="text">
      <style:text-properties style:font-name="FreeSerif" fo:font-size="12pt" fo:language="en" fo:country="IN" officeooo:rsid="0019ff6c" style:font-name-asian="Times New Roman" style:font-size-asian="12pt" style:language-asian="en" style:country-asian="MY" style:font-name-complex="Segoe UI1" style:font-size-complex="12pt" style:language-complex="ta" style:country-complex="IN"/>
    </style:style>
    <style:style style:name="T28" style:family="text">
      <style:text-properties style:font-name="FreeSerif" fo:font-size="12pt" fo:language="en" fo:country="IN" fo:font-weight="normal" style:font-size-asian="12pt" style:font-weight-asian="normal" style:font-name-complex="Times New Roman" style:font-size-complex="12pt" style:font-weight-complex="normal"/>
    </style:style>
    <style:style style:name="T29" style:family="text">
      <style:text-properties style:font-name="FreeSerif" fo:font-size="12pt" fo:language="en" fo:country="IN" fo:font-weight="normal" officeooo:rsid="00112019" style:font-size-asian="12pt" style:font-weight-asian="normal" style:font-name-complex="Times New Roman" style:font-size-complex="12pt" style:font-weight-complex="normal"/>
    </style:style>
    <style:style style:name="T30" style:family="text">
      <style:text-properties style:font-name="FreeSerif" fo:font-size="12pt" fo:language="en" fo:country="IN" fo:font-weight="normal" officeooo:rsid="0033b81f" style:font-size-asian="12pt" style:font-weight-asian="normal" style:font-name-complex="Times New Roman" style:font-size-complex="12pt" style:font-weight-complex="normal"/>
    </style:style>
    <style:style style:name="T31" style:family="text">
      <style:text-properties style:font-name="FreeSerif" fo:font-size="12pt" fo:language="en" fo:country="IN" fo:font-weight="normal" officeooo:rsid="004af29a" style:font-size-asian="12pt" style:font-weight-asian="normal" style:font-name-complex="Times New Roman" style:font-size-complex="12pt" style:font-weight-complex="normal"/>
    </style:style>
    <style:style style:name="T32" style:family="text">
      <style:text-properties style:font-name="FreeSerif" fo:font-size="12pt" fo:language="en" fo:country="IN" fo:font-style="normal" style:font-name-asian="Times New Roman" style:font-size-asian="12pt" style:language-asian="en" style:country-asian="MY" style:font-style-asian="normal" style:font-name-complex="Segoe UI1" style:font-size-complex="12pt" style:language-complex="ta" style:country-complex="IN" style:font-style-complex="normal"/>
    </style:style>
    <style:style style:name="T33" style:family="text">
      <style:text-properties style:font-name="FreeSerif" fo:font-size="12pt" fo:language="en" fo:country="IN" fo:font-style="normal" fo:font-weight="bold" style:font-name-asian="Times New Roman" style:font-size-asian="12pt" style:language-asian="en" style:country-asian="MY" style:font-style-asian="normal" style:font-weight-asian="bold" style:font-name-complex="Segoe UI1" style:font-size-complex="12pt" style:language-complex="ta" style:country-complex="IN" style:font-style-complex="normal" style:font-weight-complex="bold"/>
    </style:style>
    <style:style style:name="T34" style:family="text">
      <style:text-properties style:font-name="FreeSerif" fo:font-size="12pt" fo:language="en" fo:country="IN" fo:font-style="normal" fo:font-weight="normal" officeooo:rsid="006e2db9" fo:background-color="#ffffff" loext:char-shading-value="0" style:font-size-asian="12pt" style:font-style-asian="normal" style:font-weight-asian="normal" style:font-name-complex="Times New Roman" style:font-size-complex="12pt" style:font-style-complex="normal" style:font-weight-complex="normal"/>
    </style:style>
    <style:style style:name="T35" style:family="text">
      <style:text-properties style:font-name="FreeSerif" fo:font-size="12pt" fo:language="en" fo:country="IN" fo:font-style="normal"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style:font-name="FreeSerif" fo:font-size="12pt" fo:language="en" fo:country="IN" fo:font-style="normal" fo:font-weight="normal" officeooo:rsid="005d3b0f" style:font-size-asian="12pt" style:font-style-asian="normal" style:font-weight-asian="normal" style:font-name-complex="Times New Roman" style:font-size-complex="12pt" style:font-style-complex="normal" style:font-weight-complex="normal"/>
    </style:style>
    <style:style style:name="T37" style:family="text">
      <style:text-properties style:font-name="FreeSerif" fo:font-size="12pt" fo:language="en" fo:country="IN" fo:font-style="normal" fo:font-weight="normal" officeooo:rsid="006e2db9" style:font-size-asian="12pt" style:font-style-asian="normal" style:font-weight-asian="normal" style:font-name-complex="Times New Roman" style:font-size-complex="12pt" style:font-style-complex="normal" style:font-weight-complex="normal"/>
    </style:style>
    <style:style style:name="T38" style:family="text">
      <style:text-properties style:font-name="FreeSerif" fo:font-size="12pt" fo:language="en" fo:country="IN" fo:font-style="normal" fo:font-weight="normal" officeooo:rsid="006eebdf" style:font-size-asian="12pt" style:font-style-asian="normal" style:font-weight-asian="normal" style:font-name-complex="Times New Roman" style:font-size-complex="12pt" style:font-style-complex="normal" style:font-weight-complex="normal"/>
    </style:style>
    <style:style style:name="T39" style:family="text">
      <style:text-properties style:font-name="FreeSerif" fo:font-size="12pt" fo:language="en" fo:country="IN" fo:font-style="normal" style:text-underline-style="none" officeooo:rsid="0039ebdf" style:font-size-asian="12pt" style:font-style-asian="normal" style:font-name-complex="Times New Roman" style:font-size-complex="12pt" style:font-style-complex="normal"/>
    </style:style>
    <style:style style:name="T40" style:family="text">
      <style:text-properties style:font-name="FreeSerif" fo:font-size="12pt" fo:language="en" fo:country="IN" fo:font-style="normal" style:text-underline-style="none" fo:font-weight="normal" officeooo:rsid="002ce6fc" style:font-size-asian="12pt" style:font-style-asian="normal" style:font-weight-asian="normal" style:font-name-complex="Times New Roman" style:font-size-complex="12pt" style:font-style-complex="normal" style:font-weight-complex="normal"/>
    </style:style>
    <style:style style:name="T41" style:family="text">
      <style:text-properties style:font-name="FreeSerif" fo:font-size="12pt" fo:language="en" fo:country="IN" fo:font-style="normal" style:text-underline-style="none" fo:font-weight="normal" officeooo:rsid="0023a207" style:font-size-asian="12pt" style:font-style-asian="normal" style:font-weight-asian="normal" style:font-name-complex="Times New Roman" style:font-size-complex="12pt" style:font-style-complex="normal" style:font-weight-complex="normal"/>
    </style:style>
    <style:style style:name="T42" style:family="text">
      <style:text-properties style:font-name="FreeSerif" fo:font-size="12pt" fo:language="en" fo:country="IN" fo:font-style="normal" style:text-underline-style="none" fo:font-weight="normal" officeooo:rsid="004bf157" style:font-size-asian="12pt" style:font-style-asian="normal" style:font-weight-asian="normal" style:font-name-complex="Times New Roman" style:font-size-complex="12pt" style:font-style-complex="normal" style:font-weight-complex="normal"/>
    </style:style>
    <style:style style:name="T43" style:family="text">
      <style:text-properties style:font-name="FreeSerif" fo:font-size="12pt" fo:language="en" fo:country="IN" fo:font-style="normal" style:text-underline-style="solid" style:text-underline-width="auto" style:text-underline-color="font-color" officeooo:rsid="002ce6fc" style:font-size-asian="12pt" style:font-style-asian="normal" style:font-name-complex="Times New Roman" style:font-size-complex="12pt" style:font-style-complex="normal"/>
    </style:style>
    <style:style style:name="T44" style:family="text">
      <style:text-properties style:font-name="FreeSerif" fo:font-size="12pt" fo:language="en" fo:country="IN" fo:font-style="normal" style:text-underline-style="solid" style:text-underline-width="auto" style:text-underline-color="font-color" officeooo:rsid="002f84cb" style:font-size-asian="12pt" style:font-style-asian="normal" style:font-name-complex="Times New Roman" style:font-size-complex="12pt" style:font-style-complex="normal"/>
    </style:style>
    <style:style style:name="T45" style:family="text">
      <style:text-properties style:font-name="FreeSerif" fo:font-size="12pt" fo:language="en" fo:country="IN" fo:font-style="normal" style:text-underline-style="solid" style:text-underline-width="auto" style:text-underline-color="font-color" officeooo:rsid="00601493" style:font-size-asian="12pt" style:font-style-asian="normal" style:font-name-complex="Times New Roman" style:font-size-complex="12pt" style:font-style-complex="normal"/>
    </style:style>
    <style:style style:name="T46" style:family="text">
      <style:text-properties style:font-name="FreeSerif" fo:font-size="12pt" fo:language="en" fo:country="IN" fo:font-style="italic" fo:font-weight="bold" fo:background-color="#ffffff" loext:char-shading-value="0" style:font-size-asian="12pt" style:font-style-asian="italic" style:font-weight-asian="bold" style:font-name-complex="Times New Roman" style:font-size-complex="12pt" style:font-style-complex="italic" style:font-weight-complex="bold"/>
    </style:style>
    <style:style style:name="T47" style:family="text">
      <style:text-properties style:font-name="FreeSerif" fo:font-size="12pt" fo:language="en" fo:country="IN" fo:font-style="italic" fo:font-weight="normal" fo:background-color="#ffffff" loext:char-shading-value="0" style:font-size-asian="12pt" style:font-style-asian="italic" style:font-weight-asian="normal" style:font-name-complex="Times New Roman" style:font-size-complex="12pt" style:font-style-complex="italic" style:font-weight-complex="normal"/>
    </style:style>
    <style:style style:name="T48" style:family="text">
      <style:text-properties style:font-name="FreeSerif" fo:font-size="12pt" fo:language="en" fo:country="IN" fo:font-style="italic" style:text-underline-style="none" fo:font-weight="normal" officeooo:rsid="002f84cb" style:font-size-asian="12pt" style:font-style-asian="italic" style:font-weight-asian="normal" style:font-name-complex="Times New Roman" style:font-size-complex="12pt" style:font-style-complex="italic" style:font-weight-complex="normal"/>
    </style:style>
    <style:style style:name="T49" style:family="text">
      <style:text-properties style:font-name="FreeSerif" fo:font-size="12pt" fo:language="en" fo:country="IN" fo:font-style="italic" style:text-underline-style="none" fo:font-weight="normal" officeooo:rsid="004bf157" style:font-size-asian="12pt" style:font-style-asian="italic" style:font-weight-asian="normal" style:font-name-complex="Times New Roman" style:font-size-complex="12pt" style:font-style-complex="italic" style:font-weight-complex="normal"/>
    </style:style>
    <style:style style:name="T50" style:family="text">
      <style:text-properties style:font-name="FreeSerif" fo:font-size="12pt" fo:language="en" fo:country="IN" fo:font-style="italic" style:text-underline-style="none" officeooo:rsid="0039ebdf" style:font-size-asian="12pt" style:font-style-asian="italic" style:font-name-complex="Times New Roman" style:font-size-complex="12pt" style:font-style-complex="italic"/>
    </style:style>
    <style:style style:name="T51" style:family="text">
      <style:text-properties style:font-name="FreeSerif" fo:font-size="12pt" fo:language="en" fo:country="IN" style:text-underline-style="solid" style:text-underline-width="auto" style:text-underline-color="font-color" fo:font-weight="bold" officeooo:rsid="0034af1e" style:font-size-asian="12pt" style:font-weight-asian="bold" style:font-name-complex="Times New Roman" style:font-size-complex="12pt" style:font-weight-complex="bold"/>
    </style:style>
    <style:style style:name="T52" style:family="text">
      <style:text-properties style:font-name="FreeSerif" fo:font-size="12pt" fo:language="en" fo:country="IN" style:text-underline-style="solid" style:text-underline-width="auto" style:text-underline-color="font-color" fo:font-weight="bold" officeooo:rsid="0033b81f" style:font-size-asian="12pt" style:font-weight-asian="bold" style:font-name-complex="Times New Roman" style:font-size-complex="12pt" style:font-weight-complex="bold"/>
    </style:style>
    <style:style style:name="T53" style:family="text">
      <style:text-properties style:font-name="FreeSerif" fo:font-size="12pt" fo:font-style="italic"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54" style:family="text">
      <style:text-properties style:font-name="FreeSerif" fo:font-size="12pt" fo:font-style="italic" officeooo:rsid="0012aa01"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55" style:family="text">
      <style:text-properties style:font-name="FreeSerif" fo:font-size="12pt" fo:font-style="italic" fo:font-weight="bold" fo:background-color="#ffffff" loext:char-shading-value="0" style:font-name-asian="Times New Roman" style:font-size-asian="12pt" style:language-asian="en" style:country-asian="MY" style:font-style-asian="italic" style:font-weight-asian="bold" style:font-name-complex="Segoe UI1" style:font-size-complex="12pt" style:language-complex="ta" style:country-complex="IN" style:font-style-complex="italic" style:font-weight-complex="bold"/>
    </style:style>
    <style:style style:name="T56" style:family="text">
      <style:text-properties style:font-name="FreeSerif" fo:font-size="12pt" fo:font-style="italic" fo:font-weight="bold" officeooo:rsid="002f84cb" fo:background-color="#ffffff" loext:char-shading-value="0" style:font-name-asian="Times New Roman" style:font-size-asian="12pt" style:language-asian="en" style:country-asian="MY" style:font-style-asian="italic" style:font-weight-asian="bold" style:font-name-complex="Segoe UI1" style:font-size-complex="12pt" style:language-complex="ta" style:country-complex="IN" style:font-style-complex="italic" style:font-weight-complex="bold"/>
    </style:style>
    <style:style style:name="T57" style:family="text">
      <style:text-properties style:font-name="FreeSerif" fo:font-size="12pt" fo:font-style="italic" fo:font-weight="bold" style:font-name-asian="Times New Roman" style:font-size-asian="12pt" style:language-asian="en" style:country-asian="MY" style:font-style-asian="italic" style:font-weight-asian="bold" style:font-name-complex="Segoe UI1" style:font-size-complex="12pt" style:language-complex="ta" style:country-complex="IN" style:font-style-complex="italic" style:font-weight-complex="bold"/>
    </style:style>
    <style:style style:name="T58" style:family="text">
      <style:text-properties style:font-name="FreeSerif"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style:font-name="FreeSerif" fo:font-size="12pt" fo:font-style="italic" fo:font-weight="normal" officeooo:rsid="002f84cb"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60" style:family="text">
      <style:text-properties style:font-name="FreeSerif" fo:font-size="12pt" fo:font-style="italic" fo:font-weight="normal" officeooo:rsid="00440978"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61" style:family="text">
      <style:text-properties style:font-name="FreeSerif" fo:font-size="12pt" fo:font-style="italic" style:font-size-asian="12pt" style:font-style-asian="italic" style:font-size-complex="12pt" style:font-style-complex="italic"/>
    </style:style>
    <style:style style:name="T62" style:family="text">
      <style:text-properties style:font-name="FreeSerif" fo:font-size="12pt" fo:font-style="italic" officeooo:rsid="0039ebdf" style:font-size-asian="12pt" style:font-style-asian="italic" style:font-size-complex="12pt" style:font-style-complex="italic"/>
    </style:style>
    <style:style style:name="T63" style:family="text">
      <style:text-properties style:font-name="FreeSerif" fo:font-size="12pt" style:font-name-asian="Times New Roman" style:font-size-asian="12pt" style:language-asian="en" style:country-asian="MY" style:font-name-complex="Times New Roman" style:font-size-complex="12pt" style:language-complex="ta" style:country-complex="IN"/>
    </style:style>
    <style:style style:name="T64" style:family="text">
      <style:text-properties style:font-name="FreeSerif" fo:font-size="12pt" officeooo:rsid="0019ff6c" style:font-name-asian="Times New Roman" style:font-size-asian="12pt" style:language-asian="en" style:country-asian="MY" style:font-name-complex="Times New Roman" style:font-size-complex="12pt" style:language-complex="ta" style:country-complex="IN"/>
    </style:style>
    <style:style style:name="T65" style:family="text">
      <style:text-properties style:font-name="FreeSerif" fo:font-size="12pt" officeooo:rsid="001345f6" style:font-name-asian="Times New Roman" style:font-size-asian="12pt" style:language-asian="en" style:country-asian="MY" style:font-name-complex="Times New Roman" style:font-size-complex="12pt" style:language-complex="ta" style:country-complex="IN"/>
    </style:style>
    <style:style style:name="T66" style:family="text">
      <style:text-properties style:font-name="FreeSerif" fo:font-size="12pt" style:font-name-asian="Times New Roman" style:font-size-asian="12pt" style:language-asian="en" style:country-asian="MY" style:font-name-complex="Segoe UI1" style:font-size-complex="12pt" style:language-complex="ta" style:country-complex="IN"/>
    </style:style>
    <style:style style:name="T67" style:family="text">
      <style:text-properties style:font-name="FreeSerif" fo:font-size="12pt" officeooo:rsid="0019ff6c" style:font-name-asian="Times New Roman" style:font-size-asian="12pt" style:language-asian="en" style:country-asian="MY" style:font-name-complex="Segoe UI1" style:font-size-complex="12pt" style:language-complex="ta" style:country-complex="IN"/>
    </style:style>
    <style:style style:name="T68" style:family="text">
      <style:text-properties style:font-name="FreeSerif" fo:font-size="12pt" fo:font-weight="bold" style:font-name-asian="Times New Roman" style:font-size-asian="12pt" style:language-asian="en" style:country-asian="MY" style:font-weight-asian="bold" style:font-name-complex="Segoe UI1" style:font-size-complex="12pt" style:language-complex="ta" style:country-complex="IN" style:font-weight-complex="bold"/>
    </style:style>
    <style:style style:name="T69" style:family="text">
      <style:text-properties style:font-name="FreeSerif" fo:font-size="12pt" fo:font-weight="bold" officeooo:rsid="0012fce1" style:font-name-asian="Times New Roman" style:font-size-asian="12pt" style:language-asian="en" style:country-asian="MY" style:font-weight-asian="bold" style:font-name-complex="Segoe UI1" style:font-size-complex="12pt" style:language-complex="ta" style:country-complex="IN" style:font-weight-complex="bold"/>
    </style:style>
    <style:style style:name="T70" style:family="text">
      <style:text-properties style:font-name="FreeSerif" fo:font-size="12pt" fo:font-weight="bold" style:font-size-asian="12pt" style:font-weight-asian="bold" style:font-size-complex="12pt" style:font-weight-complex="bold"/>
    </style:style>
    <style:style style:name="T71" style:family="text">
      <style:text-properties style:font-name="FreeSerif" fo:font-size="12pt" fo:font-weight="bold" officeooo:rsid="0026ff32" style:font-size-asian="12pt" style:font-weight-asian="bold" style:font-size-complex="12pt" style:font-weight-complex="bold"/>
    </style:style>
    <style:style style:name="T72" style:family="text">
      <style:text-properties style:font-name="FreeSerif" fo:font-size="12pt" fo:font-style="normal" style:font-size-asian="12pt" style:font-style-asian="normal" style:font-size-complex="12pt" style:font-style-complex="normal"/>
    </style:style>
    <style:style style:name="T73" style:family="text">
      <style:text-properties style:font-name="FreeSerif" fo:font-size="12pt" fo:font-style="normal" officeooo:rsid="00392112" style:font-size-asian="12pt" style:font-style-asian="normal" style:font-size-complex="12pt" style:font-style-complex="normal"/>
    </style:style>
    <style:style style:name="T74" style:family="text">
      <style:text-properties style:font-name="FreeSerif" fo:font-size="12pt" fo:font-style="normal" officeooo:rsid="00264206" style:font-size-asian="12pt" style:font-style-asian="normal" style:font-size-complex="12pt" style:font-style-complex="normal"/>
    </style:style>
    <style:style style:name="T75" style:family="text">
      <style:text-properties style:font-name="FreeSerif" fo:font-size="12pt" fo:font-style="normal" officeooo:rsid="0039ab81" style:font-size-asian="12pt" style:font-style-asian="normal" style:font-size-complex="12pt" style:font-style-complex="normal"/>
    </style:style>
    <style:style style:name="T76" style:family="text">
      <style:text-properties style:font-name="FreeSerif" fo:font-size="12pt" fo:font-style="normal" officeooo:rsid="005d3b0f" style:font-size-asian="12pt" style:font-style-asian="normal" style:font-size-complex="12pt" style:font-style-complex="normal"/>
    </style:style>
    <style:style style:name="T77" style:family="text">
      <style:text-properties style:font-name="FreeSerif" fo:font-size="12pt" fo:font-style="normal" fo:background-color="#ffffff" loext:char-shading-value="0" style:font-size-asian="12pt" style:font-style-asian="normal" style:font-size-complex="12pt" style:font-style-complex="normal"/>
    </style:style>
    <style:style style:name="T78" style:family="text">
      <style:text-properties style:font-name="FreeSerif" fo:font-size="12pt" fo:font-weight="normal" style:font-size-asian="12pt" style:font-weight-asian="normal" style:font-size-complex="12pt" style:font-weight-complex="normal"/>
    </style:style>
    <style:style style:name="T79" style:family="text">
      <style:text-properties style:font-name="FreeSerif" fo:font-style="italic" style:text-underline-style="none" fo:font-weight="normal" officeooo:rsid="00414648" fo:background-color="#ffffff" loext:char-shading-value="0" style:font-style-asian="italic" style:font-weight-asian="normal" style:font-name-complex="Courier New" style:font-style-complex="italic" style:font-weight-complex="normal"/>
    </style:style>
    <style:style style:name="T80" style:family="text">
      <style:text-properties style:font-name="FreeSerif" officeooo:rsid="003da550"/>
    </style:style>
    <style:style style:name="T81" style:family="text">
      <style:text-properties fo:color="#24292e" style:font-name="FreeSerif" fo:font-size="12pt" fo:language="en" fo:country="IN" officeooo:rsid="001dc0da" style:font-name-asian="Times New Roman" style:font-size-asian="12pt" style:language-asian="en" style:country-asian="MY" style:font-name-complex="Times New Roman" style:font-size-complex="12pt" style:language-complex="ta" style:country-complex="IN"/>
    </style:style>
    <style:style style:name="T82" style:family="text">
      <style:text-properties fo:color="#24292e" style:font-name="FreeSerif" fo:font-size="12pt" fo:language="en" fo:country="IN" officeooo:rsid="002d880c" style:font-name-asian="Times New Roman" style:font-size-asian="12pt" style:language-asian="en" style:country-asian="MY" style:font-name-complex="Times New Roman" style:font-size-complex="12pt" style:language-complex="ta" style:country-complex="IN"/>
    </style:style>
    <style:style style:name="T83" style:family="text">
      <style:text-properties fo:color="#24292e" style:font-name="FreeSerif" fo:font-size="12pt" fo:language="en" fo:country="IN" officeooo:rsid="005260e1" style:font-name-asian="Times New Roman" style:font-size-asian="12pt" style:language-asian="en" style:country-asian="MY" style:font-name-complex="Segoe UI1" style:font-size-complex="12pt" style:language-complex="ta" style:country-complex="IN"/>
    </style:style>
    <style:style style:name="T84" style:family="text">
      <style:text-properties fo:color="#24292e" style:font-name="FreeSerif" fo:font-size="12pt" fo:language="en" fo:country="IN" fo:font-style="italic" fo:font-weight="normal" officeooo:rsid="005260e1"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85" style:family="text">
      <style:text-properties fo:color="#24292e" style:font-name="FreeSerif" fo:font-size="12pt" fo:language="en" fo:country="IN" fo:font-style="italic" fo:font-weight="normal" officeooo:rsid="005260e1"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86" style:family="text">
      <style:text-properties fo:color="#24292e" style:font-name="FreeSerif" fo:font-size="12pt" fo:language="en" fo:country="IN" fo:font-style="italic" officeooo:rsid="001dc0da"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87" style:family="text">
      <style:text-properties fo:color="#24292e" style:font-name="FreeSerif" fo:font-size="12pt" fo:language="en" fo:country="IN" fo:font-style="italic" officeooo:rsid="001dc0da" style:font-name-asian="Times New Roman" style:font-size-asian="12pt" style:language-asian="en" style:country-asian="MY" style:font-style-asian="italic" style:font-name-complex="Times New Roman" style:font-size-complex="12pt" style:language-complex="ta" style:country-complex="IN" style:font-style-complex="italic"/>
    </style:style>
    <style:style style:name="T88" style:family="text">
      <style:text-properties fo:color="#24292e" style:font-name="FreeSerif" fo:font-size="12pt" fo:language="en" fo:country="IN" fo:font-style="italic" style:text-underline-style="none" fo:font-weight="normal" officeooo:rsid="005260e1"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89" style:family="text">
      <style:text-properties fo:color="#24292e" style:font-name="FreeSerif" fo:font-size="12pt" fo:language="en" fo:country="IN" fo:font-style="italic" style:text-underline-style="none" fo:font-weight="normal" officeooo:rsid="005260e1"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90" style:family="text">
      <style:text-properties fo:color="#24292e" style:font-name="FreeSerif" fo:font-size="12pt" fo:language="en" fo:country="IN" fo:font-style="normal" officeooo:rsid="00207df4"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91" style:family="text">
      <style:text-properties fo:color="#24292e" style:font-name="FreeSerif" fo:font-size="12pt" fo:language="en" fo:country="IN" fo:font-style="normal" officeooo:rsid="002d880c"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92" style:family="text">
      <style:text-properties fo:color="#24292e" style:font-name="FreeSerif" fo:font-size="12pt" fo:language="en" fo:country="IN" fo:font-style="normal" officeooo:rsid="001dc0da"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93" style:family="text">
      <style:text-properties fo:color="#24292e" style:font-name="FreeSerif" fo:font-size="12pt" fo:language="en" fo:country="IN" fo:font-style="normal" officeooo:rsid="005b2836"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94" style:family="text">
      <style:text-properties fo:color="#24292e" style:font-name="FreeSerif" fo:font-size="12pt" fo:language="en" fo:country="IN" fo:font-style="normal" style:text-underline-style="solid" style:text-underline-width="auto" style:text-underline-color="font-color" fo:font-weight="normal" officeooo:rsid="0023a207" fo:background-color="#ffffff" loext:char-shading-value="0"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T95" style:family="text">
      <style:text-properties fo:color="#24292e" style:font-name="FreeSerif" fo:font-size="12pt" fo:language="en" fo:country="IN" fo:font-style="normal" style:text-underline-style="solid" style:text-underline-width="auto" style:text-underline-color="font-color" fo:font-weight="normal" officeooo:rsid="003da550" fo:background-color="#ffffff" loext:char-shading-value="0"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T96" style:family="text">
      <style:text-properties fo:color="#24292e" style:font-name="FreeSerif" fo:font-size="12pt" fo:language="en" fo:country="IN" fo:font-weight="normal" officeooo:rsid="001dc0da" style:font-name-asian="Times New Roman" style:font-size-asian="12pt" style:language-asian="en" style:country-asian="MY" style:font-weight-asian="normal" style:font-name-complex="Courier New" style:font-size-complex="12pt" style:language-complex="ta" style:country-complex="IN" style:font-weight-complex="normal"/>
    </style:style>
    <style:style style:name="T97" style:family="text">
      <style:text-properties fo:color="#24292e" style:font-name="FreeSerif" fo:font-size="12pt" fo:language="en" fo:country="IN" fo:font-weight="normal" officeooo:rsid="001dc0da" style:font-name-asian="Times New Roman" style:font-size-asian="12pt" style:language-asian="en" style:country-asian="MY" style:font-weight-asian="normal" style:font-name-complex="Times New Roman" style:font-size-complex="12pt" style:language-complex="ta" style:country-complex="IN" style:font-weight-complex="normal"/>
    </style:style>
    <style:style style:name="T98" style:family="text">
      <style:text-properties fo:color="#24292e" style:font-name="FreeSerif" fo:font-size="12pt" style:font-name-asian="Times New Roman" style:font-size-asian="12pt" style:language-asian="en" style:country-asian="MY" style:font-name-complex="Times New Roman" style:font-size-complex="12pt" style:language-complex="ta" style:country-complex="IN"/>
    </style:style>
    <style:style style:name="T99" style:family="text">
      <style:text-properties fo:color="#24292e" style:font-name="FreeSerif" fo:font-size="12pt" officeooo:rsid="00693eaf" style:font-name-asian="Times New Roman" style:font-size-asian="12pt" style:language-asian="en" style:country-asian="MY" style:font-name-complex="Times New Roman" style:font-size-complex="12pt" style:language-complex="ta" style:country-complex="IN"/>
    </style:style>
    <style:style style:name="T100" style:family="text">
      <style:text-properties fo:color="#24292e" style:font-name="FreeSerif" fo:font-size="12pt" style:font-name-asian="Times New Roman" style:font-size-asian="12pt" style:language-asian="en" style:country-asian="MY" style:font-name-complex="Segoe UI1" style:font-size-complex="12pt" style:language-complex="ta" style:country-complex="IN"/>
    </style:style>
    <style:style style:name="T101" style:family="text">
      <style:text-properties fo:color="#24292e" style:font-name="FreeSerif" fo:font-size="12pt" style:font-name-asian="Times New Roman" style:font-size-asian="12pt" style:language-asian="en" style:country-asian="MY" style:font-name-complex="Courier New" style:font-size-complex="12pt" style:language-complex="ta" style:country-complex="IN"/>
    </style:style>
    <style:style style:name="T102" style:family="text">
      <style:text-properties fo:color="#24292e" style:font-name="FreeSerif" fo:font-size="12pt" officeooo:rsid="00264206" style:font-name-asian="Times New Roman" style:font-size-asian="12pt" style:language-asian="en" style:country-asian="MY" style:font-name-complex="Courier New" style:font-size-complex="12pt" style:language-complex="ta" style:country-complex="IN"/>
    </style:style>
    <style:style style:name="T103" style:family="text">
      <style:text-properties fo:color="#24292e" style:font-name="FreeSerif" fo:font-size="12pt" officeooo:rsid="00693eaf" style:font-name-asian="Times New Roman" style:font-size-asian="12pt" style:language-asian="en" style:country-asian="MY" style:font-name-complex="Courier New" style:font-size-complex="12pt" style:language-complex="ta" style:country-complex="IN"/>
    </style:style>
    <style:style style:name="T104" style:family="text">
      <style:text-properties fo:color="#24292e" style:font-name="FreeSerif" fo:font-size="12pt" fo:font-style="italic"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05" style:family="text">
      <style:text-properties fo:color="#24292e" style:font-name="FreeSerif" fo:font-size="12pt" fo:font-style="italic" officeooo:rsid="002d880c"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06" style:family="text">
      <style:text-properties fo:color="#24292e" style:font-name="FreeSerif" fo:font-size="12pt" fo:font-style="italic" officeooo:rsid="002fcd05"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07" style:family="text">
      <style:text-properties fo:color="#24292e" style:font-name="FreeSerif" fo:font-size="12pt" fo:font-style="italic" officeooo:rsid="0032f9c1"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08" style:family="text">
      <style:text-properties fo:color="#24292e" style:font-name="FreeSerif" fo:font-size="12pt" fo:font-style="italic" officeooo:rsid="00368ef6"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09" style:family="text">
      <style:text-properties fo:color="#24292e" style:font-name="FreeSerif" fo:font-size="12pt" fo:font-style="italic" officeooo:rsid="00399999"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10" style:family="text">
      <style:text-properties fo:color="#24292e" style:font-name="FreeSerif" fo:font-size="12pt" fo:font-style="italic" officeooo:rsid="00451b19"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11" style:family="text">
      <style:text-properties fo:color="#24292e" style:font-name="FreeSerif" fo:font-size="12pt" fo:font-style="italic" officeooo:rsid="0046a863"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12" style:family="text">
      <style:text-properties fo:color="#24292e" style:font-name="FreeSerif" fo:font-size="12pt" fo:font-style="italic" officeooo:rsid="004af29a"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13" style:family="text">
      <style:text-properties fo:color="#24292e" style:font-name="FreeSerif" fo:font-size="12pt" fo:font-style="italic" officeooo:rsid="004be1e7"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14" style:family="text">
      <style:text-properties fo:color="#24292e" style:font-name="FreeSerif" fo:font-size="12pt" fo:font-style="italic" officeooo:rsid="005260e1"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15" style:family="text">
      <style:text-properties fo:color="#24292e" style:font-name="FreeSerif" fo:font-size="12pt" fo:font-style="italic" officeooo:rsid="0053d895"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16" style:family="text">
      <style:text-properties fo:color="#24292e" style:font-name="FreeSerif" fo:font-size="12pt" fo:font-style="italic" officeooo:rsid="006c59e0"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117" style:family="text">
      <style:text-properties fo:color="#24292e" style:font-name="FreeSerif" fo:font-size="12pt" fo:font-style="italic" fo:font-weight="bold" fo:background-color="transparent" loext:char-shading-value="0" style:font-name-asian="Times New Roman" style:font-size-asian="12pt" style:language-asian="en" style:country-asian="MY" style:font-style-asian="italic" style:font-weight-asian="bold" style:font-name-complex="Segoe UI1" style:font-size-complex="12pt" style:language-complex="ta" style:country-complex="IN" style:font-style-complex="italic" style:font-weight-complex="bold"/>
    </style:style>
    <style:style style:name="T118" style:family="text">
      <style:text-properties fo:color="#24292e" style:font-name="FreeSerif" fo:font-size="12pt" fo:font-style="italic" fo:font-weight="bold" fo:background-color="#ffffff" loext:char-shading-value="0" style:font-name-asian="Times New Roman" style:font-size-asian="12pt" style:language-asian="en" style:country-asian="MY" style:font-style-asian="italic" style:font-weight-asian="bold" style:font-name-complex="Segoe UI1" style:font-size-complex="12pt" style:language-complex="ta" style:country-complex="IN" style:font-style-complex="italic" style:font-weight-complex="bold"/>
    </style:style>
    <style:style style:name="T119" style:family="text">
      <style:text-properties fo:color="#24292e" style:font-name="FreeSerif" fo:font-size="12pt" fo:font-style="italic" fo:font-weight="bold" officeooo:rsid="00414648" fo:background-color="#ffffff" loext:char-shading-value="0" style:font-name-asian="Times New Roman" style:font-size-asian="12pt" style:language-asian="en" style:country-asian="MY" style:font-style-asian="italic" style:font-weight-asian="bold" style:font-name-complex="Segoe UI1" style:font-size-complex="12pt" style:language-complex="ta" style:country-complex="IN" style:font-style-complex="italic" style:font-weight-complex="bold"/>
    </style:style>
    <style:style style:name="T120" style:family="text">
      <style:text-properties fo:color="#24292e" style:font-name="FreeSerif" fo:font-size="12pt" fo:font-style="italic" fo:font-weight="normal"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1" style:family="text">
      <style:text-properties fo:color="#24292e" style:font-name="FreeSerif" fo:font-size="12pt" fo:font-style="italic" fo:font-weight="normal" officeooo:rsid="005d3b0f"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2" style:family="text">
      <style:text-properties fo:color="#24292e" style:font-name="FreeSerif" fo:font-size="12pt" fo:font-style="italic" fo:font-weight="normal"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3" style:family="text">
      <style:text-properties fo:color="#24292e" style:font-name="FreeSerif" fo:font-size="12pt" fo:font-style="italic" fo:font-weight="normal" officeooo:rsid="003a8d9a"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4" style:family="text">
      <style:text-properties fo:color="#24292e" style:font-name="FreeSerif" fo:font-size="12pt" fo:font-style="italic" fo:font-weight="normal" officeooo:rsid="003fcedd"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5" style:family="text">
      <style:text-properties fo:color="#24292e" style:font-name="FreeSerif" fo:font-size="12pt" fo:font-style="italic" fo:font-weight="normal" officeooo:rsid="00488c2f"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6" style:family="text">
      <style:text-properties fo:color="#24292e" style:font-name="FreeSerif" fo:font-size="12pt" fo:font-style="italic" fo:font-weight="normal" officeooo:rsid="00495909"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7" style:family="text">
      <style:text-properties fo:color="#24292e" style:font-name="FreeSerif" fo:font-size="12pt" fo:font-style="italic" fo:font-weight="normal" officeooo:rsid="00414648"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8" style:family="text">
      <style:text-properties fo:color="#24292e" style:font-name="FreeSerif" fo:font-size="12pt" fo:font-style="italic" fo:font-weight="normal" officeooo:rsid="004af29a"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29" style:family="text">
      <style:text-properties fo:color="#24292e" style:font-name="FreeSerif" fo:font-size="12pt" fo:font-style="italic" fo:font-weight="normal" officeooo:rsid="005260e1"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30" style:family="text">
      <style:text-properties fo:color="#24292e" style:font-name="FreeSerif" fo:font-size="12pt" fo:font-style="italic" fo:font-weight="normal" officeooo:rsid="00693eaf"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31" style:family="text">
      <style:text-properties fo:color="#24292e" style:font-name="FreeSerif" fo:font-size="12pt" fo:font-style="italic" fo:font-weight="normal" officeooo:rsid="006c59e0"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132" style:family="text">
      <style:text-properties fo:color="#24292e" style:font-name="FreeSerif" fo:font-size="12pt" fo:font-style="normal" fo:font-weight="bold" fo:background-color="#ffffff" loext:char-shading-value="0" style:font-name-asian="Times New Roman" style:font-size-asian="12pt" style:language-asian="en" style:country-asian="MY" style:font-style-asian="normal" style:font-weight-asian="bold" style:font-name-complex="Segoe UI1" style:font-size-complex="12pt" style:language-complex="ta" style:country-complex="IN" style:font-style-complex="normal" style:font-weight-complex="bold"/>
    </style:style>
    <style:style style:name="T133" style:family="text">
      <style:text-properties fo:color="#24292e" style:font-name="FreeSerif" fo:font-size="12pt" fo:font-style="normal" fo:font-weight="normal"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34" style:family="text">
      <style:text-properties fo:color="#24292e" style:font-name="FreeSerif" fo:font-size="12pt" fo:font-style="normal" fo:font-weight="normal" officeooo:rsid="0026ff32"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35" style:family="text">
      <style:text-properties fo:color="#24292e" style:font-name="FreeSerif" fo:font-size="12pt" fo:font-style="normal" fo:font-weight="normal" officeooo:rsid="002fcd05"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36" style:family="text">
      <style:text-properties fo:color="#24292e" style:font-name="FreeSerif" fo:font-size="12pt" fo:font-style="normal" fo:font-weight="normal" officeooo:rsid="003bdfc3"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37" style:family="text">
      <style:text-properties fo:color="#24292e" style:font-name="FreeSerif" fo:font-size="12pt" fo:font-style="normal" fo:font-weight="normal" officeooo:rsid="003da550"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38" style:family="text">
      <style:text-properties fo:color="#24292e" style:font-name="FreeSerif" fo:font-size="12pt" fo:font-style="normal" fo:font-weight="normal" officeooo:rsid="00488c2f"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39" style:family="text">
      <style:text-properties fo:color="#24292e" style:font-name="FreeSerif" fo:font-size="12pt" fo:font-style="normal" fo:font-weight="normal" officeooo:rsid="00316e14"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40" style:family="text">
      <style:text-properties fo:color="#24292e" style:font-name="FreeSerif" fo:font-size="12pt" fo:font-style="normal" fo:font-weight="normal" officeooo:rsid="006c59e0"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41" style:family="text">
      <style:text-properties fo:color="#24292e" style:font-name="FreeSerif" fo:font-size="12pt" fo:font-style="normal" fo:font-weight="normal"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42" style:family="text">
      <style:text-properties fo:color="#24292e" style:font-name="FreeSerif" fo:font-size="12pt" fo:font-style="normal" fo:font-weight="normal" officeooo:rsid="0039ab81"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43" style:family="text">
      <style:text-properties fo:color="#24292e" style:font-name="FreeSerif" fo:font-size="12pt" fo:font-style="normal" fo:font-weight="normal" officeooo:rsid="003a8d9a"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44" style:family="text">
      <style:text-properties fo:color="#24292e" style:font-name="FreeSerif" fo:font-size="12pt" fo:font-style="normal" fo:font-weight="normal" officeooo:rsid="005d3b0f"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145" style:family="text">
      <style:text-properties fo:color="#24292e" fo:font-style="italic" style:font-name-asian="Times New Roman" style:language-asian="en" style:country-asian="MY" style:font-style-asian="italic" style:font-name-complex="Segoe UI1" style:language-complex="ta" style:country-complex="IN" style:font-style-complex="italic"/>
    </style:style>
    <style:style style:name="T146" style:family="text">
      <style:text-properties fo:color="#24292e" fo:font-style="italic" officeooo:rsid="005260e1" fo:background-color="#ffffff" loext:char-shading-value="0" style:font-name-asian="Times New Roman" style:language-asian="en" style:country-asian="MY" style:font-style-asian="italic" style:font-name-complex="Segoe UI1" style:language-complex="ta" style:country-complex="IN" style:font-style-complex="italic"/>
    </style:style>
    <style:style style:name="T147" style:family="text">
      <style:text-properties fo:color="#24292e" fo:font-style="italic" style:text-underline-style="none" fo:font-weight="normal" style:font-name-asian="Times New Roman" style:language-asian="en" style:country-asian="MY" style:font-style-asian="italic" style:font-weight-asian="normal" style:font-name-complex="Segoe UI1" style:language-complex="ta" style:country-complex="IN" style:font-style-complex="italic" style:font-weight-complex="normal"/>
    </style:style>
    <style:style style:name="T148" style:family="text">
      <style:text-properties fo:color="#24292e" fo:font-style="italic" style:text-underline-style="none" fo:font-weight="bold" fo:background-color="#ffffff" loext:char-shading-value="0" style:font-name-asian="Times New Roman" style:language-asian="en" style:country-asian="MY" style:font-style-asian="italic" style:font-weight-asian="bold" style:font-name-complex="Segoe UI1" style:language-complex="ta" style:country-complex="IN" style:font-style-complex="italic" style:font-weight-complex="bold"/>
    </style:style>
    <style:style style:name="T149" style:family="text">
      <style:text-properties fo:color="#24292e" fo:font-style="italic" fo:font-weight="normal" officeooo:rsid="00368ef6" style:font-name-asian="Times New Roman" style:language-asian="en" style:country-asian="MY" style:font-style-asian="italic" style:font-weight-asian="normal" style:font-name-complex="Segoe UI1" style:language-complex="ta" style:country-complex="IN" style:font-style-complex="italic" style:font-weight-complex="normal"/>
    </style:style>
    <style:style style:name="T150" style:family="text">
      <style:text-properties fo:color="#24292e" fo:font-style="normal" style:font-name-asian="Times New Roman" style:language-asian="en" style:country-asian="MY" style:font-style-asian="normal" style:font-name-complex="Segoe UI1" style:language-complex="ta" style:country-complex="IN" style:font-style-complex="normal"/>
    </style:style>
    <style:style style:name="T151" style:family="text">
      <style:text-properties fo:color="#24292e" fo:font-style="normal" style:font-name-asian="Times New Roman" style:language-asian="en" style:country-asian="MY" style:font-style-asian="normal" style:language-complex="ta" style:country-complex="IN" style:font-style-complex="normal"/>
    </style:style>
    <style:style style:name="T152" style:family="text">
      <style:text-properties fo:color="#24292e" fo:font-style="normal" officeooo:rsid="0023a207" style:font-name-asian="Times New Roman" style:language-asian="en" style:country-asian="MY" style:font-style-asian="normal" style:language-complex="ta" style:country-complex="IN" style:font-style-complex="normal"/>
    </style:style>
    <style:style style:name="T153" style:family="text">
      <style:text-properties fo:color="#24292e" fo:font-style="normal" officeooo:rsid="004f72ef" style:font-name-asian="Times New Roman" style:language-asian="en" style:country-asian="MY" style:font-style-asian="normal" style:language-complex="ta" style:country-complex="IN" style:font-style-complex="normal"/>
    </style:style>
    <style:style style:name="T154" style:family="text">
      <style:text-properties fo:color="#24292e" fo:font-style="normal" fo:font-weight="normal" officeooo:rsid="003a8d9a" style:font-name-asian="Times New Roman" style:language-asian="en" style:country-asian="MY" style:font-style-asian="normal" style:font-weight-asian="normal" style:font-name-complex="Segoe UI1" style:language-complex="ta" style:country-complex="IN" style:font-style-complex="normal" style:font-weight-complex="normal"/>
    </style:style>
    <style:style style:name="T155" style:family="text">
      <style:text-properties fo:color="#24292e" style:font-name-asian="Times New Roman" style:language-asian="en" style:country-asian="MY" style:language-complex="ta" style:country-complex="IN"/>
    </style:style>
    <style:style style:name="T156" style:family="text">
      <style:text-properties fo:color="#24292e" officeooo:rsid="0023a207" style:font-name-asian="Times New Roman" style:language-asian="en" style:country-asian="MY" style:language-complex="ta" style:country-complex="IN"/>
    </style:style>
    <style:style style:name="T157" style:family="text">
      <style:text-properties fo:color="#24292e" officeooo:rsid="0066f859" style:font-name-asian="Times New Roman" style:language-asian="en" style:country-asian="MY" style:language-complex="ta" style:country-complex="IN"/>
    </style:style>
    <style:style style:name="T158" style:family="text">
      <style:text-properties fo:color="#24292e" officeooo:rsid="006c59e0" style:font-name-asian="Times New Roman" style:language-asian="en" style:country-asian="MY" style:language-complex="ta" style:country-complex="IN"/>
    </style:style>
    <style:style style:name="T159" style:family="text">
      <style:text-properties fo:color="#24292e" style:font-name-asian="Times New Roman" style:language-asian="en" style:country-asian="MY" style:font-name-complex="Segoe UI1" style:language-complex="ta" style:country-complex="IN"/>
    </style:style>
    <style:style style:name="T160" style:family="text">
      <style:text-properties fo:color="#24292e" officeooo:rsid="00368ef6" style:font-name-asian="Times New Roman" style:language-asian="en" style:country-asian="MY" style:font-name-complex="Segoe UI1" style:language-complex="ta" style:country-complex="IN"/>
    </style:style>
    <style:style style:name="T161" style:family="text">
      <style:text-properties fo:color="#24292e" officeooo:rsid="003fcedd" style:font-name-asian="Times New Roman" style:language-asian="en" style:country-asian="MY" style:font-name-complex="Segoe UI1" style:language-complex="ta" style:country-complex="IN"/>
    </style:style>
    <style:style style:name="T162" style:family="text">
      <style:text-properties fo:color="#24292e" officeooo:rsid="0051edb5" style:font-name-asian="Times New Roman" style:language-asian="en" style:country-asian="MY" style:font-name-complex="Segoe UI1" style:language-complex="ta" style:country-complex="IN"/>
    </style:style>
    <style:style style:name="T163" style:family="text">
      <style:text-properties fo:color="#24292e" officeooo:rsid="006c59e0" style:font-name-asian="Times New Roman" style:language-asian="en" style:country-asian="MY" style:font-name-complex="Segoe UI1" style:language-complex="ta" style:country-complex="IN"/>
    </style:style>
    <style:style style:name="T164" style:family="text">
      <style:text-properties fo:color="#24292e" officeooo:rsid="00368ef6" style:font-name-asian="Times New Roman" style:language-asian="en" style:country-asian="MY" style:font-name-complex="Courier New" style:language-complex="ta" style:country-complex="IN"/>
    </style:style>
    <style:style style:name="T165" style:family="text">
      <style:text-properties fo:color="#24292e" officeooo:rsid="003da550" style:font-name-asian="Times New Roman" style:language-asian="en" style:country-asian="MY" style:font-name-complex="Courier New" style:language-complex="ta" style:country-complex="IN"/>
    </style:style>
    <style:style style:name="T166" style:family="text">
      <style:text-properties fo:color="#24292e" officeooo:rsid="00264206" style:font-name-asian="Times New Roman" style:language-asian="en" style:country-asian="MY" style:font-name-complex="Courier New" style:language-complex="ta" style:country-complex="IN"/>
    </style:style>
    <style:style style:name="T167" style:family="text">
      <style:text-properties fo:color="#24292e" officeooo:rsid="00414648" style:font-name-asian="Times New Roman" style:language-asian="en" style:country-asian="MY" style:font-name-complex="Courier New" style:language-complex="ta" style:country-complex="IN"/>
    </style:style>
    <style:style style:name="T168" style:family="text">
      <style:text-properties fo:color="#24292e" officeooo:rsid="0051edb5" style:font-name-asian="Times New Roman" style:language-asian="en" style:country-asian="MY" style:font-name-complex="Courier New" style:language-complex="ta" style:country-complex="IN"/>
    </style:style>
    <style:style style:name="T169" style:family="text">
      <style:text-properties fo:color="#24292e" officeooo:rsid="006c59e0" style:font-name-asian="Times New Roman" style:language-asian="en" style:country-asian="MY" style:font-name-complex="Courier New" style:language-complex="ta" style:country-complex="IN"/>
    </style:style>
    <style:style style:name="T170" style:family="text">
      <style:text-properties fo:color="#24292e" fo:font-weight="normal" style:font-name-asian="Times New Roman" style:language-asian="en" style:country-asian="MY" style:font-weight-asian="normal" style:language-complex="ta" style:country-complex="IN" style:font-weight-complex="normal"/>
    </style:style>
    <style:style style:name="T171" style:family="text">
      <style:text-properties fo:color="#24292e" fo:font-weight="normal" officeooo:rsid="0066f859" style:font-name-asian="Times New Roman" style:language-asian="en" style:country-asian="MY" style:font-weight-asian="normal" style:language-complex="ta" style:country-complex="IN" style:font-weight-complex="normal"/>
    </style:style>
    <style:style style:name="T172" style:family="text">
      <style:text-properties fo:color="#24292e" fo:font-weight="normal" officeooo:rsid="00368ef6" style:font-name-asian="Times New Roman" style:language-asian="en" style:country-asian="MY" style:font-weight-asian="normal" style:font-name-complex="Segoe UI1" style:language-complex="ta" style:country-complex="IN" style:font-weight-complex="normal"/>
    </style:style>
    <style:style style:name="T173" style:family="text">
      <style:text-properties fo:color="#24292e" fo:font-weight="normal" officeooo:rsid="0026ff32" style:font-name-asian="Times New Roman" style:language-asian="en" style:country-asian="MY" style:font-weight-asian="normal" style:font-name-complex="Segoe UI1" style:language-complex="ta" style:country-complex="IN" style:font-weight-complex="normal"/>
    </style:style>
    <style:style style:name="T174" style:family="text">
      <style:text-properties fo:color="#24292e" fo:font-weight="normal" officeooo:rsid="003ee099" style:font-name-asian="Times New Roman" style:language-asian="en" style:country-asian="MY" style:font-weight-asian="normal" style:font-name-complex="Segoe UI1" style:language-complex="ta" style:country-complex="IN" style:font-weight-complex="normal"/>
    </style:style>
    <style:style style:name="T175" style:family="text">
      <style:text-properties fo:color="#24292e" fo:font-weight="normal" officeooo:rsid="0058613d" style:font-name-asian="Times New Roman" style:language-asian="en" style:country-asian="MY" style:font-weight-asian="normal" style:font-name-complex="Segoe UI1" style:language-complex="ta" style:country-complex="IN" style:font-weight-complex="normal"/>
    </style:style>
    <style:style style:name="T176" style:family="text">
      <style:text-properties fo:color="#24292e" fo:font-weight="normal" officeooo:rsid="0059f4e6" style:font-name-asian="Times New Roman" style:language-asian="en" style:country-asian="MY" style:font-weight-asian="normal" style:font-name-complex="Segoe UI1" style:language-complex="ta" style:country-complex="IN" style:font-weight-complex="normal"/>
    </style:style>
    <style:style style:name="T177" style:family="text">
      <style:text-properties fo:color="#24292e" fo:font-weight="normal" officeooo:rsid="006e2db9" style:font-name-asian="Times New Roman" style:language-asian="en" style:country-asian="MY" style:font-weight-asian="normal" style:font-name-complex="Segoe UI1" style:language-complex="ta" style:country-complex="IN" style:font-weight-complex="normal"/>
    </style:style>
    <style:style style:name="T178" style:family="text">
      <style:text-properties fo:font-style="italic" officeooo:rsid="0014e09b" style:font-style-asian="italic" style:font-style-complex="italic"/>
    </style:style>
    <style:style style:name="T179" style:family="text">
      <style:text-properties fo:font-style="italic" officeooo:rsid="00187c89" style:font-style-asian="italic" style:font-style-complex="italic"/>
    </style:style>
    <style:style style:name="T180" style:family="text">
      <style:text-properties fo:font-style="italic" fo:font-weight="normal" officeooo:rsid="00414648" fo:background-color="#ffffff" loext:char-shading-value="0" style:font-style-asian="italic" style:font-weight-asian="normal" style:font-name-complex="Segoe UI1" style:font-style-complex="italic" style:font-weight-complex="normal"/>
    </style:style>
    <style:style style:name="T181" style:family="text">
      <style:text-properties fo:font-variant="normal" fo:text-transform="none" fo:color="#222222" fo:letter-spacing="normal" fo:language="en" fo:country="IN" fo:font-style="normal" fo:font-weight="normal" officeooo:rsid="00106566" style:font-name-complex="Times New Roman"/>
    </style:style>
    <style:style style:name="T182" style:family="text">
      <style:text-properties fo:font-variant="normal" fo:text-transform="none" fo:color="#222222" fo:letter-spacing="normal" fo:language="en" fo:country="IN" fo:font-style="normal" fo:font-weight="normal" officeooo:rsid="00106566" fo:background-color="#ffffff" loext:char-shading-value="0" style:font-name-complex="Times New Roman"/>
    </style:style>
    <style:style style:name="T183" style:family="text">
      <style:text-properties fo:font-variant="normal" fo:text-transform="none" fo:color="#222222" fo:letter-spacing="normal" fo:language="en" fo:country="IN" fo:font-style="italic" fo:font-weight="normal" officeooo:rsid="00106566" style:font-name-complex="Times New Roman"/>
    </style:style>
    <style:style style:name="T184" style:family="text">
      <style:text-properties fo:font-variant="normal" fo:text-transform="none" fo:color="#222222" style:font-name="FreeSerif" fo:font-size="12pt" fo:letter-spacing="normal" fo:language="en" fo:country="IN" fo:font-style="normal" officeooo:rsid="00106566" fo:background-color="#ffffff" loext:char-shading-value="0" style:font-size-asian="12pt" style:font-name-complex="Times New Roman" style:font-size-complex="12pt"/>
    </style:style>
    <style:style style:name="T185" style:family="text">
      <style:text-properties fo:font-variant="normal" fo:text-transform="none" fo:color="#000000" fo:letter-spacing="normal" fo:font-style="normal" fo:font-weight="normal"/>
    </style:style>
    <style:style style:name="T186" style:family="text">
      <style:text-properties fo:font-variant="normal" fo:text-transform="none" fo:color="#000000" style:font-name="FreeSerif" fo:letter-spacing="normal" fo:font-style="normal" fo:font-weight="normal" style:font-size-asian="12pt" style:font-size-complex="12pt"/>
    </style:style>
    <style:style style:name="T187" style:family="text">
      <style:text-properties fo:font-variant="normal" fo:text-transform="none" fo:color="#000000" style:font-name="FreeSerif" fo:letter-spacing="normal" fo:font-style="normal" fo:font-weight="normal" officeooo:rsid="00368ef6" style:font-size-asian="12pt" style:font-weight-asian="bold" style:font-size-complex="12pt" style:font-weight-complex="bold"/>
    </style:style>
    <style:style style:name="T188" style:family="text">
      <style:text-properties fo:font-variant="normal" fo:text-transform="none" fo:color="#000000" style:font-name="FreeSerif" fo:letter-spacing="normal" fo:font-style="normal" fo:font-weight="normal" officeooo:rsid="005d3b0f" style:font-size-asian="12pt" style:font-weight-asian="bold" style:font-size-complex="12pt" style:font-weight-complex="bold"/>
    </style:style>
    <style:style style:name="T189" style:family="text">
      <style:text-properties fo:font-variant="normal" fo:text-transform="none" fo:color="#000000" style:font-name="FreeSerif" fo:letter-spacing="normal" fo:font-weight="normal" officeooo:rsid="0046a863" style:font-size-asian="12pt" style:font-size-complex="12pt"/>
    </style:style>
    <style:style style:name="T190" style:family="text">
      <style:text-properties fo:font-variant="normal" fo:text-transform="none" fo:color="#000000" style:font-name="FreeSerif" fo:letter-spacing="normal" fo:font-style="italic" fo:font-weight="normal" officeooo:rsid="00368ef6" fo:background-color="#ffffff" loext:char-shading-value="0" style:font-style-asian="italic" style:font-weight-asian="normal" style:font-name-complex="Segoe UI1" style:font-style-complex="italic" style:font-weight-complex="normal"/>
    </style:style>
    <style:style style:name="T191" style:family="text">
      <style:text-properties fo:font-variant="normal" fo:text-transform="none" fo:color="#000000" style:font-name="FreeSerif" fo:letter-spacing="normal" fo:font-style="italic" style:text-underline-style="none" fo:font-weight="normal" officeooo:rsid="00414648" fo:background-color="#ffffff" loext:char-shading-value="0" style:font-style-asian="italic" style:font-weight-asian="normal" style:font-name-complex="Courier New" style:font-style-complex="italic" style:font-weight-complex="normal"/>
    </style:style>
    <style:style style:name="T192" style:family="text">
      <style:text-properties fo:font-variant="normal" fo:text-transform="none" fo:color="#000000" style:font-name="FreeSerif" fo:font-size="12pt" fo:letter-spacing="normal" fo:font-style="normal" fo:font-weight="normal" style:font-size-asian="12pt" style:font-size-complex="12pt"/>
    </style:style>
    <style:style style:name="T193" style:family="text">
      <style:text-properties fo:font-variant="normal" fo:text-transform="none" fo:color="#000000" style:font-name="FreeSerif" fo:font-size="12pt" fo:letter-spacing="normal" fo:font-style="normal" fo:font-weight="normal" officeooo:rsid="002d880c" style:font-size-asian="12pt" style:font-size-complex="12pt"/>
    </style:style>
    <style:style style:name="T194" style:family="text">
      <style:text-properties fo:font-variant="normal" fo:text-transform="none" fo:color="#000000" style:font-name="FreeSerif" fo:font-size="12pt" fo:letter-spacing="normal" fo:font-style="normal" fo:font-weight="normal" officeooo:rsid="002f84cb" style:font-size-asian="12pt" style:font-size-complex="12pt"/>
    </style:style>
    <style:style style:name="T195" style:family="text">
      <style:text-properties fo:font-variant="normal" fo:text-transform="none" fo:color="#000000" style:font-name="FreeSerif" fo:font-size="12pt" fo:letter-spacing="normal" fo:font-style="normal" fo:font-weight="normal" officeooo:rsid="0039ebdf" style:font-size-asian="12pt" style:font-size-complex="12pt"/>
    </style:style>
    <style:style style:name="T196" style:family="text">
      <style:text-properties fo:font-variant="normal" fo:text-transform="none" fo:color="#000000" style:font-name="FreeSerif" fo:font-size="12pt" fo:letter-spacing="normal" fo:font-style="normal" fo:font-weight="normal" officeooo:rsid="004bf157" style:font-size-asian="12pt" style:font-size-complex="12pt"/>
    </style:style>
    <style:style style:name="T197" style:family="text">
      <style:text-properties fo:font-variant="normal" fo:text-transform="none" fo:color="#000000" style:font-name="FreeSerif" fo:font-size="12pt" fo:letter-spacing="normal" fo:language="en" fo:country="IN" fo:font-style="normal" style:text-underline-style="none" fo:font-weight="normal" officeooo:rsid="004bf157" style:font-size-asian="12pt" style:font-style-asian="normal" style:font-weight-asian="normal" style:font-name-complex="Times New Roman" style:font-size-complex="12pt" style:font-style-complex="normal" style:font-weight-complex="normal"/>
    </style:style>
    <style:style style:name="T198" style:family="text">
      <style:text-properties fo:font-variant="normal" fo:text-transform="none" fo:color="#000000" style:font-name="FreeSerif" fo:font-size="12pt" fo:letter-spacing="normal" fo:language="en" fo:country="IN" fo:font-style="italic" style:text-underline-style="none" fo:font-weight="normal" officeooo:rsid="004bf157" style:font-size-asian="12pt" style:font-style-asian="italic" style:font-weight-asian="normal" style:font-name-complex="Times New Roman" style:font-size-complex="12pt" style:font-style-complex="italic" style:font-weight-complex="normal"/>
    </style:style>
    <style:style style:name="T199" style:family="text">
      <style:text-properties fo:font-variant="normal" fo:text-transform="none" fo:color="#000000" style:font-name="FreeSerif" fo:font-size="12pt" fo:letter-spacing="normal" fo:language="en" fo:country="IN" fo:font-style="italic" style:text-underline-style="none" fo:font-weight="normal" officeooo:rsid="00316e14" style:font-size-asian="12pt" style:font-style-asian="italic" style:font-name-complex="Times New Roman" style:font-size-complex="12pt" style:font-style-complex="italic"/>
    </style:style>
    <style:style style:name="T200" style:family="text">
      <style:text-properties fo:font-variant="normal" fo:text-transform="none" fo:color="#000000" style:font-name="FreeSerif" fo:font-size="12pt" fo:letter-spacing="normal" fo:font-style="italic" fo:font-weight="normal" style:font-size-asian="12pt" style:font-style-asian="italic" style:font-size-complex="12pt" style:font-style-complex="italic"/>
    </style:style>
    <style:style style:name="T201" style:family="text">
      <style:text-properties fo:font-variant="normal" fo:text-transform="none" fo:color="#000000" style:font-name="FreeSerif" fo:font-size="12pt" fo:letter-spacing="normal" fo:font-style="italic" fo:font-weight="normal" officeooo:rsid="0039ebdf" style:font-size-asian="12pt" style:font-style-asian="italic" style:font-size-complex="12pt" style:font-style-complex="italic"/>
    </style:style>
    <style:style style:name="T202" style:family="text">
      <style:text-properties fo:font-variant="normal" fo:text-transform="none" fo:color="#000000" style:font-name="FreeSerif" fo:font-size="12pt" fo:letter-spacing="normal" fo:font-style="italic" style:font-size-asian="12pt" style:font-style-asian="italic" style:font-size-complex="12pt" style:font-style-complex="italic"/>
    </style:style>
    <style:style style:name="T203" style:family="text">
      <style:text-properties fo:font-variant="normal" fo:text-transform="none" fo:color="#000000" fo:font-size="12pt" fo:letter-spacing="normal" fo:language="en" fo:country="IN" fo:font-style="normal" style:text-underline-style="none" fo:font-weight="normal" officeooo:rsid="0023a207" style:font-size-asian="12pt" style:font-style-asian="normal" style:font-name-complex="Times New Roman" style:font-size-complex="12pt" style:font-style-complex="normal"/>
    </style:style>
    <style:style style:name="T204" style:family="text">
      <style:text-properties fo:font-variant="normal" fo:text-transform="none" fo:color="#000000" fo:font-size="12pt" fo:letter-spacing="normal" fo:language="en" fo:country="IN" fo:font-style="normal" style:text-underline-style="none" fo:font-weight="normal" officeooo:rsid="0066f859" style:font-size-asian="12pt" style:font-style-asian="normal" style:font-name-complex="Times New Roman" style:font-size-complex="12pt" style:font-style-complex="normal"/>
    </style:style>
    <style:style style:name="T205" style:family="text">
      <style:text-properties fo:font-variant="normal" fo:text-transform="none" fo:color="#000000" fo:font-size="12pt" fo:letter-spacing="normal" fo:language="en" fo:country="IN" fo:font-style="normal" style:text-underline-style="none" fo:font-weight="normal" officeooo:rsid="0067e39c" style:font-size-asian="12pt" style:font-style-asian="normal" style:font-name-complex="Times New Roman" style:font-size-complex="12pt" style:font-style-complex="normal"/>
    </style:style>
    <style:style style:name="T206" style:family="text">
      <style:text-properties fo:font-variant="normal" fo:text-transform="none" fo:color="#24292e" style:font-name="FreeSerif" fo:font-size="12pt" fo:letter-spacing="normal" fo:font-style="italic" fo:font-weight="bold" officeooo:rsid="0039ebdf" fo:background-color="#ffffff" loext:char-shading-value="0" style:font-name-asian="Times New Roman" style:font-size-asian="12pt" style:language-asian="en" style:country-asian="MY" style:font-style-asian="italic" style:font-weight-asian="bold" style:font-name-complex="Segoe UI1" style:font-size-complex="12pt" style:language-complex="ta" style:country-complex="IN" style:font-style-complex="italic" style:font-weight-complex="bold"/>
    </style:style>
    <style:style style:name="T207" style:family="text">
      <style:text-properties fo:font-variant="normal" fo:text-transform="none" fo:color="#24292e" style:font-name="FreeSerif" fo:font-size="12pt" fo:letter-spacing="normal" fo:font-style="italic" fo:font-weight="normal" officeooo:rsid="0039ebdf" fo:background-color="#ffffff" loext:char-shading-value="0"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208" style:family="text">
      <style:text-properties fo:font-variant="normal" fo:text-transform="none" fo:color="#24292e" style:font-name="FreeSerif" fo:font-size="12pt" fo:letter-spacing="normal" fo:font-style="normal" fo:font-weight="normal" officeooo:rsid="0039ebdf" fo:background-color="#ffffff" loext:char-shading-value="0" style:font-name-asian="Times New Roman" style:font-size-asian="12pt" style:language-asian="en" style:country-asian="MY" style:font-style-asian="normal" style:font-weight-asian="normal" style:font-name-complex="Segoe UI1" style:font-size-complex="12pt" style:language-complex="ta" style:country-complex="IN" style:font-style-complex="normal" style:font-weight-complex="normal"/>
    </style:style>
    <style:style style:name="T209" style:family="text">
      <style:text-properties fo:font-variant="normal" fo:text-transform="none" fo:color="#24292e" fo:letter-spacing="normal" fo:font-style="italic" fo:font-weight="normal" fo:background-color="#ffffff" loext:char-shading-value="0"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210" style:family="text">
      <style:text-properties fo:font-variant="normal" fo:text-transform="none" fo:color="#24292e" fo:letter-spacing="normal" fo:font-style="italic" fo:font-weight="normal" officeooo:rsid="0046a863" fo:background-color="#ffffff" loext:char-shading-value="0" style:font-name-asian="Times New Roman" style:font-size-asian="12pt" style:language-asian="en" style:country-asian="MY" style:font-style-asian="italic" style:font-name-complex="Segoe UI1" style:font-size-complex="12pt" style:language-complex="ta" style:country-complex="IN" style:font-style-complex="italic"/>
    </style:style>
    <style:style style:name="T211" style:family="text">
      <style:text-properties fo:font-variant="normal" fo:text-transform="none" fo:color="#24292e" fo:letter-spacing="normal" fo:font-style="italic" fo:font-weight="normal" officeooo:rsid="0046a863" fo:background-color="#ffffff" loext:char-shading-value="0" style:font-name-asian="Times New Roman" style:font-size-asian="12pt" style:language-asian="en" style:country-asian="MY" style:font-style-asian="italic" style:font-name-complex="Times New Roman" style:font-size-complex="12pt" style:language-complex="ta" style:country-complex="IN" style:font-style-complex="italic"/>
    </style:style>
    <style:style style:name="T212" style:family="text">
      <style:text-properties fo:font-variant="normal" fo:text-transform="none" fo:color="#24292e" fo:letter-spacing="normal" fo:font-style="italic" fo:font-weight="bold" fo:background-color="#ffffff" loext:char-shading-value="0" style:font-name-asian="Times New Roman" style:font-size-asian="12pt" style:language-asian="en" style:country-asian="MY" style:font-style-asian="italic" style:font-weight-asian="bold" style:font-name-complex="Segoe UI1" style:font-size-complex="12pt" style:language-complex="ta" style:country-complex="IN" style:font-style-complex="italic" style:font-weight-complex="bold"/>
    </style:style>
    <style:style style:name="T213" style:family="text">
      <style:text-properties fo:font-variant="normal" fo:text-transform="none" fo:color="#24292e" fo:letter-spacing="normal" fo:font-weight="normal" officeooo:rsid="0046a863" fo:background-color="#ffffff" loext:char-shading-value="0" style:font-name-asian="Times New Roman" style:font-size-asian="12pt" style:language-asian="en" style:country-asian="MY" style:font-style-asian="normal" style:font-name-complex="Segoe UI1" style:font-size-complex="12pt" style:language-complex="ta" style:country-complex="IN" style:font-style-complex="normal"/>
    </style:style>
    <style:style style:name="T214" style:family="text">
      <style:text-properties fo:font-variant="normal" fo:text-transform="none" fo:color="#24292e" fo:letter-spacing="normal" fo:font-weight="normal" officeooo:rsid="0046a863" fo:background-color="#ffffff" loext:char-shading-value="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215" style:family="text">
      <style:text-properties fo:font-variant="normal" fo:text-transform="none" fo:color="#24292e" fo:letter-spacing="normal" fo:font-weight="normal" officeooo:rsid="0058613d" fo:background-color="#ffffff" loext:char-shading-value="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216" style:family="text">
      <style:text-properties fo:font-variant="normal" fo:text-transform="none" fo:color="#24292e" fo:letter-spacing="normal" fo:font-weight="normal" officeooo:rsid="0046a863" fo:background-color="#ffffff" loext:char-shading-value="0"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T217" style:family="text">
      <style:text-properties fo:font-variant="normal" fo:text-transform="none" fo:color="#24292e" fo:letter-spacing="normal" fo:font-weight="normal" officeooo:rsid="0046a863" fo:background-color="#ffffff" loext:char-shading-value="0" style:font-name-asian="Times New Roman" style:font-size-asian="12pt" style:language-asian="en" style:country-asian="MY" style:font-style-asian="normal" style:font-weight-asian="normal" style:font-name-complex="Courier New" style:font-size-complex="12pt" style:language-complex="ta" style:country-complex="IN" style:font-style-complex="normal" style:font-weight-complex="normal"/>
    </style:style>
    <style:style style:name="T218" style:family="text">
      <style:text-properties fo:font-variant="normal" fo:text-transform="none" fo:color="#24292e" fo:letter-spacing="normal" fo:font-weight="bold" officeooo:rsid="0046a863" fo:background-color="#ffffff" loext:char-shading-value="0" style:font-name-asian="Times New Roman" style:font-size-asian="12pt" style:language-asian="en" style:country-asian="MY" style:font-style-asian="normal" style:font-weight-asian="bold" style:font-name-complex="Times New Roman" style:font-size-complex="12pt" style:language-complex="ta" style:country-complex="IN" style:font-style-complex="normal" style:font-weight-complex="bold"/>
    </style:style>
    <style:style style:name="T219" style:family="text">
      <style:text-properties fo:font-variant="normal" fo:text-transform="none" fo:color="#24292e" fo:letter-spacing="normal" fo:language="en" fo:country="IN" fo:font-style="italic" fo:font-weight="normal" officeooo:rsid="005260e1"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220" style:family="text">
      <style:text-properties fo:font-variant="normal" fo:text-transform="none" fo:color="#24292e" fo:font-size="12pt" fo:letter-spacing="normal" fo:language="en" fo:country="IN" fo:font-style="italic" style:text-underline-style="none" fo:font-weight="normal" officeooo:rsid="005260e1"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221" style:family="text">
      <style:text-properties fo:font-variant="normal" fo:text-transform="none" fo:color="#24292e" fo:font-size="12pt" fo:letter-spacing="normal" fo:language="en" fo:country="IN" fo:font-style="italic" style:text-underline-style="none" fo:font-weight="normal" officeooo:rsid="0067e39c" style:font-name-asian="Times New Roman" style:font-size-asian="12pt" style:language-asian="en" style:country-asian="MY" style:font-style-asian="italic" style:font-weight-asian="normal" style:font-name-complex="Segoe UI1" style:font-size-complex="12pt" style:language-complex="ta" style:country-complex="IN" style:font-style-complex="italic" style:font-weight-complex="normal"/>
    </style:style>
    <style:style style:name="T222" style:family="text">
      <style:text-properties fo:color="#222222" fo:letter-spacing="normal" fo:language="en" fo:country="IN" fo:font-style="italic" fo:font-weight="normal" officeooo:rsid="00106566" style:font-name-complex="Times New Roman"/>
    </style:style>
    <style:style style:name="T223" style:family="text">
      <style:text-properties fo:color="#222222" fo:letter-spacing="normal" fo:language="en" fo:country="IN" fo:font-style="italic" fo:font-weight="normal" officeooo:rsid="00106566" fo:background-color="#ffffff" loext:char-shading-value="0" style:font-name-complex="Times New Roman"/>
    </style:style>
    <style:style style:name="T224" style:family="text">
      <style:text-properties fo:font-weight="bold" officeooo:rsid="00187c89" style:font-weight-asian="bold" style:font-weight-complex="bold"/>
    </style:style>
    <style:style style:name="T225" style:family="text">
      <style:text-properties fo:font-weight="bold" officeooo:rsid="00368ef6" fo:background-color="#ffffff" loext:char-shading-value="0" style:font-weight-asian="bold" style:font-name-complex="Segoe UI1" style:font-weight-complex="bold"/>
    </style:style>
    <style:style style:name="T226" style:family="text">
      <style:text-properties fo:font-weight="bold" officeooo:rsid="00414648" fo:background-color="#ffffff" loext:char-shading-value="0" style:font-weight-asian="bold" style:font-name-complex="Segoe UI1" style:font-weight-complex="bold"/>
    </style:style>
    <style:style style:name="T227" style:family="text">
      <style:text-properties style:text-underline-style="solid" style:text-underline-width="auto" style:text-underline-color="font-color" officeooo:rsid="0019ff6c"/>
    </style:style>
    <style:style style:name="T228" style:family="text">
      <style:text-properties style:text-underline-style="solid" style:text-underline-width="auto" style:text-underline-color="font-color" officeooo:rsid="001345f6"/>
    </style:style>
    <style:style style:name="T229" style:family="text">
      <style:text-properties style:text-underline-style="solid" style:text-underline-width="auto" style:text-underline-color="font-color" officeooo:rsid="0014e09b"/>
    </style:style>
    <style:style style:name="T230" style:family="text">
      <style:text-properties style:text-underline-style="solid" style:text-underline-width="auto" style:text-underline-color="font-color" officeooo:rsid="00187c89"/>
    </style:style>
    <style:style style:name="T231" style:family="text">
      <style:text-properties style:text-underline-style="solid" style:text-underline-width="auto" style:text-underline-color="font-color" fo:font-weight="normal" officeooo:rsid="00264206" fo:background-color="#ffffff" loext:char-shading-value="0" style:font-weight-asian="normal" style:font-name-complex="Courier New" style:font-weight-complex="normal"/>
    </style:style>
    <style:style style:name="T232" style:family="text">
      <style:text-properties style:text-underline-style="solid" style:text-underline-width="auto" style:text-underline-color="font-color" fo:font-weight="normal" officeooo:rsid="00368ef6" fo:background-color="#ffffff" loext:char-shading-value="0" style:font-weight-asian="normal" style:font-name-complex="Courier New" style:font-weight-complex="normal"/>
    </style:style>
    <style:style style:name="T233" style:family="text">
      <style:text-properties style:text-underline-style="solid" style:text-underline-width="auto" style:text-underline-color="font-color" fo:font-weight="normal" officeooo:rsid="0046a863" fo:background-color="#ffffff" loext:char-shading-value="0" style:font-weight-asian="normal" style:font-name-complex="Courier New" style:font-weight-complex="normal"/>
    </style:style>
    <style:style style:name="T234" style:family="text">
      <style:text-properties style:text-underline-style="solid" style:text-underline-width="auto" style:text-underline-color="font-color" fo:font-weight="normal" officeooo:rsid="006b2112" fo:background-color="#ffffff" loext:char-shading-value="0" style:font-weight-asian="normal" style:font-name-complex="Courier New" style:font-weight-complex="normal"/>
    </style:style>
    <style:style style:name="T235" style:family="text">
      <style:text-properties style:text-underline-style="solid" style:text-underline-width="auto" style:text-underline-color="font-color" fo:font-weight="normal" officeooo:rsid="0046a863" fo:background-color="#ffffff" loext:char-shading-value="0" style:font-weight-asian="normal" style:font-name-complex="Segoe UI1" style:font-weight-complex="normal"/>
    </style:style>
    <style:style style:name="T236" style:family="text">
      <style:text-properties style:text-underline-style="solid" style:text-underline-width="auto" style:text-underline-color="font-color" officeooo:rsid="00601493"/>
    </style:style>
    <style:style style:name="T237" style:family="text">
      <style:text-properties officeooo:rsid="0014e09b"/>
    </style:style>
    <style:style style:name="T238" style:family="text">
      <style:text-properties style:text-underline-style="none" fo:font-weight="normal" officeooo:rsid="00264206" fo:background-color="#ffffff" loext:char-shading-value="0" style:font-weight-asian="normal" style:font-name-complex="Courier New" style:font-weight-complex="normal"/>
    </style:style>
    <style:style style:name="T239" style:family="text">
      <style:text-properties officeooo:rsid="00187c89"/>
    </style:style>
    <style:style style:name="T240" style:family="text">
      <style:text-properties fo:font-size="12pt" fo:language="en" fo:country="IN" officeooo:rsid="002ce6fc" style:font-size-asian="12pt" style:font-size-complex="12pt"/>
    </style:style>
    <style:style style:name="T241" style:family="text">
      <style:text-properties fo:font-size="12pt" fo:language="en" fo:country="IN" officeooo:rsid="005b2836" style:font-size-asian="12pt" style:font-size-complex="12pt"/>
    </style:style>
    <style:style style:name="T242" style:family="text">
      <style:text-properties officeooo:rsid="002ce6fc"/>
    </style:style>
    <style:style style:name="T243" style:family="text">
      <style:text-properties fo:language="en" fo:country="IN" style:text-underline-style="none" fo:font-weight="normal" officeooo:rsid="0033b81f" style:font-size-asian="12pt" style:font-weight-asian="normal" style:font-name-complex="Times New Roman" style:font-size-complex="12pt" style:font-weight-complex="normal"/>
    </style:style>
    <style:style style:name="T244" style:family="text">
      <style:text-properties fo:language="en" fo:country="IN" style:text-underline-style="none" fo:font-weight="normal" officeooo:rsid="005d0f6d" style:font-size-asian="12pt" style:font-weight-asian="normal" style:font-name-complex="Times New Roman" style:font-size-complex="12pt" style:font-weight-complex="normal"/>
    </style:style>
    <style:style style:name="T245" style:family="text">
      <style:text-properties officeooo:rsid="002f84cb"/>
    </style:style>
    <style:style style:name="T246" style:family="text">
      <style:text-properties fo:font-weight="normal" officeooo:rsid="00368ef6" fo:background-color="#ffffff" loext:char-shading-value="0" style:font-weight-asian="normal" style:font-name-complex="Segoe UI1" style:font-weight-complex="normal"/>
    </style:style>
    <style:style style:name="T247" style:family="text">
      <style:text-properties fo:font-weight="normal" officeooo:rsid="00414648" fo:background-color="#ffffff" loext:char-shading-value="0" style:font-weight-asian="normal" style:font-name-complex="Segoe UI1" style:font-weight-complex="normal"/>
    </style:style>
    <style:style style:name="T248" style:family="text">
      <style:text-properties fo:font-weight="normal" officeooo:rsid="00693eaf" fo:background-color="#ffffff" loext:char-shading-value="0" style:font-weight-asian="normal" style:font-name-complex="Segoe UI1" style:font-weight-complex="normal"/>
    </style:style>
    <style:style style:name="T249" style:family="text">
      <style:text-properties officeooo:rsid="00368ef6"/>
    </style:style>
    <style:style style:name="T250" style:family="text">
      <style:text-properties officeooo:rsid="00399999"/>
    </style:style>
    <style:style style:name="T251" style:family="text">
      <style:text-properties officeooo:rsid="002f84cb" fo:background-color="#ffffff" loext:char-shading-value="0"/>
    </style:style>
    <style:style style:name="T252" style:family="text">
      <style:text-properties officeooo:rsid="00449eed" fo:background-color="#ffffff" loext:char-shading-value="0"/>
    </style:style>
    <style:style style:name="T253" style:family="text">
      <style:text-properties officeooo:rsid="0067e39c"/>
    </style:style>
    <style:style style:name="T2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5"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6" style:family="text">
      <style:text-properties style:font-name="Ubuntu" fo:font-size="10pt" fo:language="en" fo:country="IN" style:language-asian="zh" style:country-asian="CN" style:language-complex="hi" style:country-complex="IN"/>
    </style:style>
    <style:style style:name="T25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8" style:family="text">
      <style:text-properties fo:color="#24292e" style:font-name="Ubuntu" fo:font-size="10pt" fo:language="en" fo:country="IN" fo:font-style="italic" fo:font-weight="bold" style:font-name-asian="Segoe UI" style:font-size-asian="12pt" style:language-asian="zh" style:country-asian="CN" style:font-style-asian="italic" style:font-weight-asian="bold" style:language-complex="hi" style:country-complex="IN" style:font-style-complex="italic" style:font-weight-complex="bold"/>
    </style:style>
    <style:style style:name="T259" style:family="text">
      <style:text-properties fo:color="#24292e" style:font-name="Ubuntu" fo:font-size="10pt" fo:language="en" fo:country="IN" fo:font-style="italic" style:font-name-asian="Segoe UI" style:font-size-asian="12pt" style:language-asian="zh" style:country-asian="CN" style:font-style-asian="italic" style:language-complex="hi" style:country-complex="IN" style:font-style-complex="italic"/>
    </style:style>
    <style:style style:name="T26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IN"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1" style:family="text">
      <style:text-properties fo:font-variant="normal" fo:text-transform="none" fo:color="#000000" style:text-outline="false" style:text-line-through-style="none" style:text-line-through-type="none" style:text-position="0% 100%" style:font-name="Ubuntu1"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N"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Issue 1: Case=Dat, tag=</text:span><text:span text:style-name="T6">'</text:span><text:span text:style-name="T1">obj</text:span><text:span text:style-name="T6">'</text:span><text:span text:style-name="T1">/</text:span><text:span text:style-name="T6">'</text:span><text:span text:style-name="T2">obl</text:span><text:span text:style-name="T6">'</text:span><text:span text:style-name="T2">/</text:span><text:span text:style-name="T6">'</text:span><text:span text:style-name="T5">iobj</text:span><text:span text:style-name="T6">'</text:span><text:span text:style-name="T5">/</text:span><text:span text:style-name="T6">'</text:span><text:span text:style-name="T5">nsubj</text:span><text:span text:style-name="T6">'</text:span></text:p>
      <text:p text:style-name="P64"/>
      <text:p text:style-name="P25"><text:span text:style-name="T16">(i) </text:span><text:span text:style-name="T15">The dative-subject constructions:</text:span><text:span text:style-name="T15"><office:annotation><dc:creator>Daniel Zeman</dc:creator><dc:date>2018-05-06T13:26:44</dc:date><text:sender-initials>DZ</text:sender-initials><text:p><text:span text:style-name="T254">Allright. If there is evidence that dative arguments are subjects with these verbs, then they should be labeled “nsubj”.</text:span></text:p></office:annotation></text:span><text:span text:style-name="T15"><office:annotation><dc:creator>Unknown Author</dc:creator><dc:date>2018-05-08T16:00:24</dc:date><text:list text:style-name=""><text:list-item><text:p text:style-name="P96"><text:span text:style-name="T255">Reply to Daniel Zeman (06/05/2018, 13:26): "..."</text:span></text:p></text:list-item><text:list-item><text:p><text:span text:style-name="T256">So, it looks like 'nsubj:nc', which is also used in Telugu treebank. </text:span></text:p></text:list-item></text:list></office:annotation></text:span></text:p>
      <text:list xml:id="list2175212077208674670" text:style-name="WWNum1">
        <text:list-header>
          <text:p text:style-name="P80"><text:span text:style-name="T15">In </text:span><text:span text:style-name="T16">I</text:span><text:span text:style-name="T15">ndian language</text:span><text:span text:style-name="T16">s</text:span><text:span text:style-name="T15">, the occurrence of dative-marked subjects are more prevelent </text:span><text:span text:style-name="T22">(</text:span><text:span text:style-name="T23">C</text:span><text:span text:style-name="T22">f. </text:span><text:span text:style-name="T184">Bhaskararao, P. &amp; Subbarao, K. V., 2004</text:span><text:span text:style-name="T22">)</text:span><text:span text:style-name="T22"><text:note text:id="ftn1" text:note-class="footnote"><text:note-citation>1</text:note-citation><text:note-body><text:p text:style-name="P16"><text:span text:style-name="T181">Bhaskararao, P. &amp; Subbarao, K.V. 2004</text:span><text:span text:style-name="T182">. </text:span><text:span text:style-name="T223">Non-no</text:span><text:span text:style-name="T222">minative subjects</text:span><text:span text:style-name="T183">.</text:span><text:span text:style-name="T181"> </text:span><text:span text:style-name="T185">Netherlands: </text:span><text:span text:style-name="T181">John Benjamins Publishing. Vol 1.</text:span></text:p></text:note-body></text:note></text:span><text:span text:style-name="T22">. In certain constructions, the dative-marked subject</text:span><text:span text:style-name="T15"> functions as an experiencer </text:span><text:span text:style-name="T16">in Tamil. </text:span><text:span text:style-name="T19">For example,</text:span></text:p>
          <text:p text:style-name="P74"/>
          <text:p text:style-name="P81"><text:span text:style-name="T16">(</text:span><text:span text:style-name="T83">sent_id = dev-s</text:span><text:span text:style-name="T16">1) </text:span><text:span text:style-name="T14">ena-kku</text:span><text:span text:style-name="T16"> <text:s/></text:span><text:span text:style-name="T27">uṭal nilai <text:s/>cariy-illai</text:span></text:p>
          <text:p text:style-name="P76"><text:span text:style-name="T26"><text:s text:c="3"/></text:span><text:span text:style-name="T32"><text:s text:c="2"/><text:tab/> <text:s text:c="5"/></text:span><text:span text:style-name="T33">I-DAT</text:span><text:span text:style-name="T32"> <text:s text:c="2"/>body status good-NOT</text:span></text:p>
          <text:p text:style-name="P76"><text:span text:style-name="T26"><text:s text:c="17"/></text:span><text:span text:style-name="T32">'I am not well'</text:span></text:p>
        </text:list-header>
      </text:list>
      <text:p text:style-name="P64"/>
      <text:p text:style-name="P45"><text:span text:style-name="T20">Such construction is seen in sentence</text:span><text:span text:style-name="T16"> </text:span><text:span text:style-name="T24">(</text:span><text:span text:style-name="T85">sent_id = dev-s</text:span><text:span text:style-name="T25">5</text:span><text:span text:style-name="T24">)</text:span><text:span text:style-name="T16"> </text:span><text:span text:style-name="T20">of the UD annotated corpus, </text:span><text:span text:style-name="T19">where </text:span><text:span text:style-name="T16">the dative marked noun (i.e. Case=Dat) is given as *obj. (</text:span><text:span text:style-name="T17">Thus, c</text:span><text:span text:style-name="T15">onsidering the dative case marked subjects as experiencer, giving a different tag would be a good option</text:span><text:span text:style-name="T16">).</text:span></text:p>
      <text:p text:style-name="P66"/>
      <text:list xml:id="list123232946793439" text:continue-numbering="true" text:style-name="WWNum1">
        <text:list-header>
          <text:p text:style-name="P83"><text:span text:style-name="T16">(ii) The tag</text:span><text:span text:style-name="T15"> </text:span><text:span text:style-name="T18">'</text:span><text:span text:style-name="T28">obj</text:span><text:span text:style-name="T29">'</text:span><text:span text:style-name="T28"> </text:span><text:span text:style-name="T15"><text:s/></text:span><text:span text:style-name="T16">in relation with [-transitive] verb:</text:span></text:p>
          <text:p text:style-name="P84">The nouns which denotes the destination is given the tag 'obj' <text:s/>in relation with [-transitive] verb. </text:p>
        </text:list-header>
      </text:list>
      <text:p text:style-name="P68"><text:s/></text:p>
      <text:list xml:id="list7848046222871218357" text:style-name="WWNum9">
        <text:list-header>
          <text:p text:style-name="P82"><text:span text:style-name="T59">(</text:span><text:span text:style-name="T129">sent_id = dev-s</text:span><text:span text:style-name="T60">8</text:span><text:span text:style-name="T59">)</text:span><text:span text:style-name="T56"> </text:span><text:span text:style-name="T55">maruttuvamanai-kku</text:span><text:span text:style-name="T53"> </text:span><text:span text:style-name="T54">[</text:span><text:span text:style-name="T53">varukai ta-ntatum</text:span><text:span text:style-name="T54">]</text:span><text:span text:style-name="T53">, atarkērpa uṭalnilaiyum cariyillai.</text:span></text:p>
          <text:list>
            <text:list-header>
              <text:p text:style-name="P77"><text:span text:style-name="T69">h</text:span><text:span text:style-name="T68">ospital-DAT </text:span><text:span text:style-name="T66"><text:s text:c="15"/>reach-as soon as ….</text:span></text:p>
            </text:list-header>
          </text:list>
          <text:p text:style-name="P75"/>
        </text:list-header>
      </text:list>
      <text:p text:style-name="P47"><text:span text:style-name="T63">Here, </text:span><text:span text:style-name="T57">maruttuvamanai-kku</text:span><text:span text:style-name="T66"> </text:span><text:span text:style-name="T67">is a</text:span><text:span text:style-name="T63"> location</text:span><text:span text:style-name="T63"><office:annotation><dc:creator>Daniel Zeman</dc:creator><dc:date>2018-05-06T14:45:48</dc:date><text:sender-initials>DZ</text:sender-initials><text:p text:style-name="P96"><text:span text:style-name="T254">Locations are often adjuncts but the mere fact that a nominal denotes location does not necessarily make it an adjunct. For example, if I say in English “We reached London on Saturday”, London is direct object because it behaves like other objects in English grammar. But if I say “We stay in London”, then “in London” is adjunct (and labeled “obl”).</text:span></text:p></office:annotation></text:span><text:span text:style-name="T63"><office:annotation><dc:creator>Unknown Author</dc:creator><dc:date>2018-05-07T17:05:35</dc:date><text:list text:style-name=""><text:list-item><text:p text:style-name="P96"><text:span text:style-name="T255">Reply to Daniel Zeman (06/05/2018, 14:45): "..."</text:span></text:p></text:list-item><text:list-item><text:p><text:span text:style-name="T256">Alright. This could be taken as the direct object. </text:span></text:p></text:list-item></text:list></office:annotation></text:span><text:span text:style-name="T63"> a</text:span><text:span text:style-name="T64">nd </text:span><text:span text:style-name="T65">thus, </text:span><text:span text:style-name="T64">need</text:span><text:span text:style-name="T65">ed</text:span><text:span text:style-name="T64"> to be tagged as 'obl'</text:span><text:span text:style-name="T63"> </text:span></text:p>
      <text:p text:style-name="P1"/>
      <text:p text:style-name="P1"><text:span text:style-name="T227">(iii) The tag </text:span><text:span text:style-name="T228">'</text:span><text:span text:style-name="T230">i</text:span><text:span text:style-name="T3">obj</text:span><text:span text:style-name="T4">'</text:span><text:span text:style-name="T227"> for direct object </text:span><text:span text:style-name="T229">(</text:span><text:span text:style-name="T236">'</text:span><text:span text:style-name="T229">obj</text:span><text:span text:style-name="T236">'</text:span><text:span text:style-name="T229">)</text:span><text:span text:style-name="T227">:</text:span></text:p>
      <text:p text:style-name="P1"><text:span text:style-name="T237">The nouns with </text:span><text:span text:style-name="T178">-</text:span><text:span text:style-name="T179">ku/-ukku </text:span><text:span text:style-name="T8">are marked as direct object.</text:span><text:span text:style-name="T237"> </text:span></text:p>
      <text:p text:style-name="P1"/>
      <text:p text:style-name="P3"><text:span text:style-name="T251">(</text:span><text:span text:style-name="T146">sent_id = dev-s</text:span><text:span text:style-name="T252">26</text:span><text:span text:style-name="T251">) </text:span><text:span text:style-name="T147"><text:s/>...ālai nirvākaṅkaḷ <text:s text:c="10"/></text:span><text:span text:style-name="T148">tolilāḷarḷ-ukku </text:span><text:span text:style-name="T147">etirāka ceyalpaṭukinrana. <text:s text:c="6"/><text:tab/> <text:s text:c="8"/></text:span><text:span text:style-name="T239"><text:tab/><text:tab/><text:tab/>insdustrial companies <text:s text:c="2"/></text:span><text:span text:style-name="T224">workers-DAT</text:span><text:span text:style-name="T239"> <text:s/>against <text:s/>acted</text:span></text:p>
      <text:p text:style-name="P2"><text:span text:style-name="T147"><text:tab/> <text:s text:c="8"/><text:tab/> <text:s text:c="10"/></text:span><text:span text:style-name="T239">'... industrial companies acted against the workers'</text:span></text:p>
      <text:p text:style-name="P1"/>
      <text:p text:style-name="P2"><text:span text:style-name="T239">The nouns with </text:span><text:span text:style-name="T178">-</text:span><text:span text:style-name="T179">ku/-ukku </text:span><text:span text:style-name="T8">(Case=Dat) except locations are to be marked as </text:span><text:span text:style-name="T11">'</text:span><text:span text:style-name="T8">iobj</text:span><text:span text:style-name="T11">'</text:span><text:span text:style-name="T8">.</text:span><text:span text:style-name="T8"><office:annotation><dc:creator>Daniel Zeman</dc:creator><dc:date>2018-05-06T14:59:07</dc:date><text:sender-initials>DZ</text:sender-initials><text:p text:style-name="P96"><text:span text:style-name="T254">Why? Is the verb </text:span><text:span text:style-name="T262">ceyalpaṭukinrana</text:span><text:span text:style-name="T254"> ditransitive and has the direct object been elided? UD defines direct object as the “second most core argument after the subject”. If the verb has just two arguments, then the dative argument perhaps fits this definition, no?</text:span></text:p></office:annotation></text:span><text:span text:style-name="T8"><office:annotation><dc:creator>Unknown Author</dc:creator><dc:date>2018-05-07T17:20:20</dc:date><text:list text:continue-numbering="true" text:style-name=""><text:list-item><text:p text:style-name="P96"><text:span text:style-name="T255">Reply to Daniel Zeman (06/05/2018, 14:59): "..."</text:span></text:p></text:list-item><text:list-item><text:p><text:span text:style-name="T256">Okay. This looks fine.</text:span></text:p></text:list-item></text:list></office:annotation></text:span></text:p>
      <text:p text:style-name="P2"/>
      <text:p text:style-name="P6"><text:span text:style-name="T8">I</text:span><text:span text:style-name="T7">ssue 2: </text:span><text:span text:style-name="T9">Tag=</text:span><text:span text:style-name="T11">'</text:span><text:span text:style-name="T7">nmod</text:span><text:span text:style-name="T11">'</text:span></text:p>
      <text:p text:style-name="P15"><text:s/></text:p>
      <text:p text:style-name="P38"><text:span text:style-name="T43">(i) The tag '</text:span><text:span text:style-name="T44">flat' instead of </text:span><text:span text:style-name="T45">'</text:span><text:span text:style-name="T44">nmod</text:span><text:span text:style-name="T45">'</text:span></text:p>
      <text:p text:style-name="P39"><text:span text:style-name="T42">In</text:span><text:span text:style-name="T41"> </text:span><text:span text:style-name="T40">examples </text:span><text:span text:style-name="T41">seen in (</text:span><text:span text:style-name="T88">sent_id = dev-s</text:span><text:span text:style-name="T41">6), (</text:span><text:span text:style-name="T88">sent_id = dev-s</text:span><text:span text:style-name="T41">35), (</text:span><text:span text:style-name="T88">sent_id = dev-s</text:span><text:span text:style-name="T41">55) and (</text:span><text:span text:style-name="T88">sent_id = dev-s</text:span><text:span text:style-name="T41">59), </text:span><text:span text:style-name="T42">the tag 'nmod' is used instead of 'flat'. As seen in UD guideline “</text:span><text:span text:style-name="T48">The tag flat is </text:span><text:span text:style-name="T198">used for exocentric (headless) semi-fixed MWEs like names (</text:span><text:span text:style-name="Emphasis"><text:span text:style-name="T49">Hillary Rodham Clinton</text:span></text:span><text:span text:style-name="T198">) and dates (</text:span><text:span text:style-name="Emphasis"><text:span text:style-name="T49">24 December</text:span></text:span><text:span text:style-name="T198">)”</text:span><text:span text:style-name="T197">.</text:span><text:span text:style-name="T194"> In fact, the tag </text:span><text:span text:style-name="T196">'flat'</text:span><text:span text:style-name="T194"> is not seen under the list of UD Tamil tags.</text:span><text:span text:style-name="T194"><office:annotation><dc:creator>Daniel Zeman</dc:creator><dc:date>2018-05-06T15:08:13</dc:date><text:sender-initials>DZ</text:sender-initials><text:p text:style-name="P96"><text:span text:style-name="T254">This is probably caused by the fact that the original TamilTB annotation does not distinguish personal names from other proper nouns and the convertor does not know where it is appropriate to use “flat”. It would have to be resolved manually. Do you want to take care of it?</text:span></text:p></office:annotation></text:span><text:span text:style-name="T194"><office:annotation><dc:creator>Unknown Author</dc:creator><dc:date>2018-05-07T17:24:38</dc:date><text:list text:continue-numbering="true" text:style-name=""><text:list-item><text:p text:style-name="P96"><text:span text:style-name="T255">Reply to Daniel Zeman (06/05/2018, 15:08): "..."</text:span></text:p></text:list-item><text:list-item><text:p><text:span text:style-name="T256">Yes, I can do it. </text:span></text:p></text:list-item></text:list></office:annotation></text:span></text:p>
      <text:p text:style-name="P31"/>
      <text:list xml:id="list6056738755504158020" text:style-name="WWNum4">
        <text:list-header>
          <text:p text:style-name="P88"><text:span text:style-name="T106">(</text:span><text:span text:style-name="T114">sent_id = dev-s</text:span><text:span text:style-name="T110">4</text:span><text:span text:style-name="T106">)...</text:span><text:span text:style-name="T104">mattiya amaiccarumāna </text:span><text:span text:style-name="T118">tayāniti māran...</text:span></text:p>
          <text:list>
            <text:list-header>
              <text:p text:style-name="P89"><text:span text:style-name="T118"><text:s text:c="29"/>...</text:span><text:span text:style-name="T135">central minister<text:tab/> <text:s text:c="10"/>Dayanidhi Maran...</text:span></text:p>
            </text:list-header>
          </text:list>
        </text:list-header>
      </text:list>
      <text:p text:style-name="P71"/>
      <text:p text:style-name="P13">Here, <text:span text:style-name="T145">tayāniti māran</text:span><text:span text:style-name="T159"> </text:span><text:span text:style-name="T155">is a person’s name. So, such tags </text:span><text:span text:style-name="T158">could</text:span><text:span text:style-name="T155"> be marked with the tag </text:span><text:span text:style-name="T156">'</text:span><text:span text:style-name="T155">flat</text:span><text:span text:style-name="T156">'</text:span><text:span text:style-name="T155">, instead of </text:span><text:span text:style-name="T157">'</text:span><text:span text:style-name="T170">nmod</text:span><text:span text:style-name="T171">'</text:span><text:span text:style-name="T155">. </text:span></text:p>
      <text:p text:style-name="P70"/>
      <text:p text:style-name="P8">(ii) The tag 'appos' instead of <text:span text:style-name="T253">'</text:span>nmod<text:span text:style-name="T253">'</text:span>:</text:p>
      <text:list xml:id="list123233178563568" text:continue-list="list7848046222871218357" text:style-name="WWNum9">
        <text:list-header>
          <text:p text:style-name="P87"><text:span text:style-name="T204">In example </text:span><text:span text:style-name="T203">seen in (</text:span><text:span text:style-name="T220">sent_id = dev-s</text:span><text:span text:style-name="T221">11</text:span><text:span text:style-name="T203">), </text:span><text:span text:style-name="T204">the tag '</text:span><text:span text:style-name="T205">nmod' is used instead of 'appos'.</text:span><text:span text:style-name="T203"> </text:span><text:span text:style-name="T205">According to UD </text:span><text:soft-page-break/><text:span text:style-name="T205">guidelines, </text:span><text:span text:style-name="T199">“The tag appos is a nominal immediately following the first noun that serves to define, modify, name, or describe that noun.” </text:span></text:p>
          <text:p text:style-name="P92"/>
          <text:p text:style-name="P90"><text:span text:style-name="T107">(</text:span><text:span text:style-name="T88">sent_id = dev-s</text:span><text:span text:style-name="T111">11</text:span><text:span text:style-name="T107">)</text:span><text:span text:style-name="T104">...intat tokutiyin </text:span><text:span text:style-name="T118">(cēppākkam)...</text:span></text:p>
          <text:list text:continue-numbering="true">
            <text:list-header>
              <text:p text:style-name="P90"><text:span text:style-name="T118"><text:s text:c="30"/></text:span><text:span text:style-name="T133">...</text:span><text:span text:style-name="T139">this constituency's (Cheppakkam)...</text:span></text:p>
            </text:list-header>
          </text:list>
        </text:list-header>
      </text:list>
      <text:p text:style-name="P73"/>
      <text:p text:style-name="P7"><text:span text:style-name="T151">Here, </text:span><text:span text:style-name="T145">cēppākkam</text:span><text:span text:style-name="T150"> </text:span><text:span text:style-name="T151">is a place </text:span><text:span text:style-name="T153">which is given in bracket to define</text:span><text:span text:style-name="T151">, </text:span><text:span text:style-name="T145">intat</text:span><text:span text:style-name="T150"> </text:span><text:span text:style-name="T145">tokutiyin</text:span><text:span text:style-name="T150">. </text:span><text:span text:style-name="T151">In the general UD tagset, such relations are marked with </text:span><text:span text:style-name="T152">'</text:span><text:span text:style-name="T12">appos</text:span><text:span text:style-name="T13">'</text:span><text:span text:style-name="T7">, which is not found in Tamil UD.</text:span><text:span text:style-name="T7"><office:annotation><dc:creator>Daniel Zeman</dc:creator><dc:date>2018-05-06T15:17:49</dc:date><text:sender-initials>DZ</text:sender-initials><text:p text:style-name="P96"><text:span text:style-name="T254">Yes, it should be “appos”. There are 7 occurrences of “appos” in Tamil UD but this one should be appos too.</text:span></text:p></office:annotation></text:span></text:p>
      <text:p text:style-name="P72"/>
      <text:p text:style-name="P9">(iii) The tag 'obl' instead of 'nmod':</text:p>
      <text:p text:style-name="P35"><text:span text:style-name="T39">According to UD, “</text:span><text:span text:style-name="T50">t</text:span><text:span text:style-name="T200">he </text:span><text:span text:style-name="T201">'</text:span><text:span text:style-name="Source_20_Text"><text:span text:style-name="T61">nmod</text:span></text:span><text:span text:style-name="Source_20_Text"><text:span text:style-name="T62">'</text:span></text:span><text:span text:style-name="Source_20_Text"><text:span text:style-name="T202"> </text:span></text:span><text:span text:style-name="T200">relation is used for nominal dependents of another noun or noun phrase and functionally corresponds to an attribute, or genitive complement”.</text:span><text:span text:style-name="T192"> </text:span><text:span text:style-name="T195">Here, </text:span><text:span text:style-name="T206">tamilnāṭu</text:span><text:span text:style-name="T207"> </text:span><text:span text:style-name="T208">is just a place neither functions as an attribute nor as a genitive complement. </text:span></text:p>
      <text:p text:style-name="P53"><text:span text:style-name="T123">(</text:span><text:span text:style-name="T89">sent_id = dev-s</text:span><text:span text:style-name="T125">14</text:span><text:span text:style-name="T123">)</text:span><text:span text:style-name="T118"> ...tamilnāṭu</text:span><text:span text:style-name="T122"> muluvatum kōlākalamākak koṇṭāṭap paṭukiratu</text:span><text:span text:style-name="T120">.</text:span></text:p>
      <text:p text:style-name="P52"><text:span text:style-name="T120"><text:tab/> <text:s text:c="18"/>... </text:span><text:span text:style-name="T143">tamilnadu <text:s/>throughout <text:s text:c="5"/>grand <text:s text:c="14"/>celeberated</text:span></text:p>
      <text:p text:style-name="P22"/>
      <text:p text:style-name="P35"><text:span text:style-name="T72">The word </text:span><text:span text:style-name="T77"><text:s/></text:span><text:span text:style-name="T122">tamilnāṭu </text:span><text:span text:style-name="T133">is supposed to be marked as </text:span><text:span text:style-name="T134">'</text:span><text:span text:style-name="T133">obl</text:span><text:span text:style-name="T134">'</text:span><text:span text:style-name="T133"> and not as </text:span><text:span text:style-name="T140">'</text:span><text:span text:style-name="T133">nmod</text:span><text:span text:style-name="T140">'</text:span><text:span text:style-name="T133">.</text:span><text:span text:style-name="T133"><office:annotation><dc:creator>Daniel Zeman</dc:creator><dc:date>2018-05-06T16:45:26</dc:date><text:sender-initials>DZ</text:sender-initials><text:p text:style-name="P96"><text:span text:style-name="T254">Okay. I do not understand why it depends on the adjective </text:span><text:span text:style-name="T262">muluvatum</text:span><text:span text:style-name="T254"> but it seems unlikely that “nmod” is correct in this context (cases where nmod can correctly depend on an adjective are quite limited).</text:span></text:p></office:annotation></text:span><text:span text:style-name="T133"><office:annotation><dc:creator>Unknown Author</dc:creator><dc:date>2018-05-08T15:55:07</dc:date><text:list text:style-name=""><text:list-item><text:p text:style-name="P96"><text:span text:style-name="T255">Reply to Daniel Zeman (06/05/2018, 16:45): "..."</text:span></text:p></text:list-item><text:list-item><text:p><text:span text:style-name="T256">Okay.</text:span></text:p></text:list-item></text:list></office:annotation></text:span></text:p>
      <text:p text:style-name="P22"/>
      <text:p text:style-name="P36"><text:span text:style-name="T94">(i</text:span><text:span text:style-name="T95">v</text:span><text:span text:style-name="T94">) The tag '</text:span><text:span text:style-name="T95">nsubj</text:span><text:span text:style-name="T94">' instead of nmod:</text:span></text:p>
      <text:p text:style-name="P37"><text:span text:style-name="T80">The below 'nmod' tagged word in the sentence (</text:span><text:span text:style-name="T88">sent_id = dev-s</text:span><text:span text:style-name="T80">20) is not functioning as an attribute or as a genitive complement. </text:span></text:p>
      <text:p text:style-name="P27"/>
      <text:p text:style-name="P40"><text:span text:style-name="T136">(</text:span><text:span text:style-name="T89">sent_id = dev-s</text:span><text:span text:style-name="T138">20</text:span><text:span text:style-name="T136">)</text:span><text:span text:style-name="T122">...</text:span><text:span text:style-name="T118">makkaḷ</text:span><text:span text:style-name="T122"> uruti </text:span><text:span text:style-name="T130">[</text:span><text:span text:style-name="T122">eṭuttuk koḷḷa</text:span><text:span text:style-name="T130">]</text:span><text:span text:style-name="T122"> vēṇṭum...</text:span></text:p>
      <text:p text:style-name="P35"><text:span text:style-name="T122"><text:tab/> <text:s text:c="18"/>...</text:span><text:span text:style-name="T136">people <text:s/>oath <text:s text:c="4"/>take <text:s text:c="10"/>should</text:span></text:p>
      <text:p text:style-name="P48"><text:span text:style-name="T137">So, </text:span><text:span text:style-name="T122">makkaḷ </text:span><text:span text:style-name="T140">could</text:span><text:span text:style-name="T133"> be the </text:span><text:span text:style-name="T134">'</text:span><text:span text:style-name="T133">nsubj</text:span><text:span text:style-name="T134">'</text:span><text:span text:style-name="T132"> </text:span><text:span text:style-name="T133">of the auxiliary verb </text:span><text:span text:style-name="T122">vēṇṭum</text:span><text:span text:style-name="T122"><office:annotation><dc:creator>Daniel Zeman</dc:creator><dc:date>2018-05-06T17:22:27</dc:date><text:sender-initials>DZ</text:sender-initials><text:p text:style-name="P96"><text:span text:style-name="T254">Auxiliaries normally do not take core arguments (unless they are promoted due to ellipsis). If </text:span><text:span text:style-name="T262">makkal</text:span><text:span text:style-name="T254"> is the subject then it should probably be attached to the verb </text:span><text:span text:style-name="T262">etuttuk</text:span><text:span text:style-name="T254">.</text:span></text:p></office:annotation></text:span><text:span text:style-name="T122"><office:annotation><dc:creator>Unknown Author</dc:creator><dc:date>2018-05-08T16:03:21</dc:date><text:list text:continue-numbering="true" text:style-name=""><text:list-item><text:p text:style-name="P96"><text:span text:style-name="T255">Reply to Daniel Zeman (06/05/2018, 17:22): "..."</text:span></text:p></text:list-item></text:list><text:p><text:span text:style-name="T256">Sorry. That was my mistake. It should be with the main verb </text:span><text:span text:style-name="T259">eṭuttuk. </text:span></text:p></office:annotation></text:span><text:span text:style-name="T122"> </text:span><text:span text:style-name="T133">and it is not in </text:span><text:span text:style-name="T138">'</text:span><text:span text:style-name="T133">nmod</text:span><text:span text:style-name="T138">'</text:span><text:span text:style-name="T133"> relation with <text:s/></text:span><text:span text:style-name="T122">uruti</text:span></text:p>
      <text:p text:style-name="P62"/>
      <text:list xml:id="list8706927570341901846" text:style-name="WWNum2">
        <text:list-header>
          <text:p text:style-name="P85"><text:span text:style-name="T102">(</text:span><text:span text:style-name="T165">v</text:span><text:span text:style-name="T102">) The tag '</text:span><text:span text:style-name="T164">nmod</text:span><text:span text:style-name="T102">' instead of </text:span><text:span text:style-name="T168">'</text:span><text:span text:style-name="T164">cc</text:span><text:span text:style-name="T168">'</text:span><text:span text:style-name="T102">:</text:span></text:p>
          <text:list>
            <text:list-header>
              <text:p text:style-name="P93"><text:span text:style-name="T98">Here, in this example, the word </text:span><text:span text:style-name="T104">uruppinar</text:span><text:span text:style-name="T100"> </text:span><text:span text:style-name="T98">is given the tag </text:span><text:span text:style-name="T99">'</text:span><text:span text:style-name="T101">cc</text:span><text:span text:style-name="T103">'</text:span><text:span text:style-name="T98">, which is not a coordinatin</text:span><text:span text:style-name="T99">g</text:span><text:span text:style-name="T98"> conjunction with </text:span><text:span text:style-name="T104">pēravai</text:span><text:span text:style-name="T100">.</text:span></text:p>
              <text:p text:style-name="P94"/>
            </text:list-header>
          </text:list>
        </text:list-header>
      </text:list>
      <text:p text:style-name="P41"><text:span text:style-name="T108">(</text:span><text:span text:style-name="T114">sent_id = dev-s12</text:span><text:span text:style-name="T108">) </text:span><text:span text:style-name="T115">{</text:span><text:span text:style-name="T104">caṭṭap pēravai</text:span><text:span text:style-name="T115">}</text:span><text:span text:style-name="T104"> </text:span><text:span text:style-name="T118">uruppinar ...</text:span></text:p>
      <text:p text:style-name="P65"><text:s text:c="4"/><text:tab/><text:tab/><text:span text:style-name="T249">assembly <text:s text:c="6"/>member <text:s text:c="2"/></text:span></text:p>
      <text:p text:style-name="P65"/>
      <text:p text:style-name="P11"><text:span text:style-name="T159">It </text:span><text:span text:style-name="T163">may</text:span><text:span text:style-name="T159"> be given the tag </text:span><text:span text:style-name="T160">'nmod' and not </text:span><text:span text:style-name="T162">'</text:span><text:span text:style-name="T160">cc</text:span><text:span text:style-name="T162">'</text:span><text:span text:style-name="T160">.</text:span><text:span text:style-name="T160"><office:annotation><dc:creator>Daniel Zeman</dc:creator><dc:date>2018-05-06T17:28:56</dc:date><text:sender-initials>DZ</text:sender-initials><text:p text:style-name="P96"><text:span text:style-name="T254">OK. Maybe even the dependency should be reversed, member should be the head and assembly the modifier?</text:span></text:p></office:annotation></text:span><text:span text:style-name="T160"><office:annotation><dc:creator>Unknown Author</dc:creator><dc:date>2018-05-08T10:41:05</dc:date><text:list text:style-name=""><text:list-item><text:p text:style-name="P96"><text:span text:style-name="T255">Reply to Daniel Zeman (06/05/2018, 17:28): "..."</text:span></text:p></text:list-item><text:list-item><text:p><text:span text:style-name="T256">Yes. That would be correct. </text:span></text:p></text:list-item></text:list></office:annotation></text:span></text:p>
      <text:p text:style-name="P28"/>
      <text:list xml:id="list123233340559095" text:continue-list="list8706927570341901846" text:style-name="WWNum2">
        <text:list-item>
          <text:list>
            <text:list-item>
              <text:list>
                <text:list-item>
                  <text:list>
                    <text:list-header>
                      <text:p text:style-name="P86"><text:span text:style-name="T166">(</text:span><text:span text:style-name="T165">v</text:span><text:span text:style-name="T167">i</text:span><text:span text:style-name="T166">) The tag '</text:span><text:span text:style-name="T164">nmod</text:span><text:span text:style-name="T166">' instead of </text:span><text:span text:style-name="T169">'</text:span><text:span text:style-name="T167">obj</text:span><text:span text:style-name="T169">'</text:span><text:span text:style-name="T166">:</text:span></text:p>
                      <text:list>
                        <text:list-item>
                          <text:list>
                            <text:list-header>
                              <text:p text:style-name="P95">In the following sentence, instead of using 'nmod', the noun is tagged as 'obj'.</text:p>
                            </text:list-header>
                          </text:list>
                        </text:list-item>
                      </text:list>
                    </text:list-header>
                  </text:list>
                </text:list-item>
              </text:list>
            </text:list-item>
          </text:list>
        </text:list-item>
      </text:list>
      <text:p text:style-name="P53"><text:span text:style-name="T119">(</text:span><text:span text:style-name="T89">sent_id = dev-s</text:span><text:span text:style-name="T126">19</text:span><text:span text:style-name="T127">) </text:span><text:span text:style-name="T118">verrit </text:span><text:span text:style-name="T122">tirunāḷām</text:span><text:span text:style-name="T122"><office:annotation><dc:creator>Daniel Zeman</dc:creator><dc:date>2018-05-06T17:36:16</dc:date><text:sender-initials>DZ</text:sender-initials><text:p text:style-name="P96"><text:span text:style-name="T254">The word </text:span><text:span text:style-name="T262">tirunāḷām</text:span><text:span text:style-name="T254"> is tagged as past participle. Can you explain the etymology that leads to the meaning “day”? Or is the POS tag wrong?</text:span></text:p></office:annotation></text:span><text:span text:style-name="T122"><office:annotation><dc:creator>Unknown Author</dc:creator><dc:date>2018-05-08T10:53:32</dc:date><text:list text:style-name=""><text:list-item><text:p text:style-name="P96"><text:span text:style-name="T255">Reply to Daniel Zeman (06/05/2018, 17:36): "..."</text:span></text:p></text:list-item></text:list><text:p><text:span text:style-name="T256">It is not a verb and thus, it is not in participle form as well. Its </text:span><text:span text:style-name="T260">tirunāḷ+ām, </text:span><text:span text:style-name="T261">which means good day+ suppositive. So, POS tag is wrong. marker</text:span></text:p></office:annotation></text:span><text:span text:style-name="T122"> vijayatacami... </text:span></text:p>
      <text:p text:style-name="P26"><text:tab/><text:span text:style-name="T7"> <text:s text:c="4"/><text:tab/> <text:s text:c="6"/></text:span><text:span text:style-name="T10">victory day <text:s text:c="8"/>vijayadhasami...</text:span></text:p>
      <text:p text:style-name="P51"><text:span text:style-name="T246">Here, the highlighted word is in relation of </text:span><text:span text:style-name="T247">'</text:span><text:span text:style-name="T246">nmod</text:span><text:span text:style-name="T247">'</text:span><text:span text:style-name="T246">, </text:span><text:span text:style-name="T247">giving attribute to</text:span><text:span text:style-name="T226"> </text:span><text:span text:style-name="T180">tirunāḷ</text:span><text:span text:style-name="T225"> </text:span><text:span text:style-name="T246">and </text:span><text:span text:style-name="T247">thus, </text:span><text:span text:style-name="T246">not an </text:span><text:span text:style-name="T248">'</text:span><text:span text:style-name="T246">obj</text:span><text:span text:style-name="T248">'</text:span><text:span text:style-name="T246">. </text:span><text:span text:style-name="T238"><text:s text:c="2"/>“</text:span><text:span text:style-name="T79">The </text:span><text:span text:style-name="T191">obj </text:span><text:span text:style-name="T190">is the noun phrase that denotes the entity acted upon or which undergoes a change of state or motion.”</text:span></text:p>
      <text:p text:style-name="P49"/>
      <text:p text:style-name="P50"><text:span text:style-name="T235">(vii) </text:span><text:span text:style-name="T231">The tag '</text:span><text:span text:style-name="T232">nmod</text:span><text:span text:style-name="T231">' instead of </text:span><text:span text:style-name="T234">'</text:span><text:span text:style-name="T233">appos</text:span><text:span text:style-name="T234">'</text:span><text:span text:style-name="T231">:</text:span></text:p>
      <text:p text:style-name="P18"><text:span text:style-name="T214">Here, the '</text:span><text:span text:style-name="T216">appos'</text:span><text:span text:style-name="T218"> </text:span><text:span text:style-name="T214">tag </text:span><text:span text:style-name="T215">(Note that this tag is not listed in Tamil UD</text:span><text:span text:style-name="T215"><office:annotation><dc:creator>Daniel Zeman</dc:creator><dc:date>2018-05-06T17:51:32</dc:date><text:sender-initials>DZ</text:sender-initials><text:p text:style-name="P96"><text:span text:style-name="T254">Where is the list that you are referring to?</text:span></text:p></office:annotation></text:span><text:span text:style-name="T215"><office:annotation><dc:creator>Unknown Author</dc:creator><dc:date>2018-05-08T11:23:36</dc:date><text:list text:continue-numbering="true" text:style-name=""><text:list-item><text:p text:style-name="P96"><text:span text:style-name="T255">Reply to Daniel Zeman (06/05/2018, 17:51): "..."</text:span></text:p></text:list-item></text:list><text:p><text:span text:style-name="T256"><text:a xlink:href="http://universaldependencies.org/treebanks/ta_ttb/index.html" xlink:type="simple">http://universaldependencies.org/treebanks/ta_ttb/index.html</text:a></text:span><text:span text:style-name="T256"> It is the link that has a statistical list of tags used for Tamil</text:span></text:p></office:annotation></text:span><text:span text:style-name="T215">)</text:span><text:span text:style-name="T214"> is given to </text:span><text:span text:style-name="T211">pēravai</text:span><text:span text:style-name="T214">, and is marked with </text:span><text:span text:style-name="T210">caṭṭap </text:span><text:span text:style-name="T213">as seen below:</text:span></text:p>
      <text:p text:style-name="P17"/>
      <text:p text:style-name="P20"><text:soft-page-break/><text:span text:style-name="T189">(</text:span><text:span text:style-name="T219">sent_id = dev-s</text:span><text:span text:style-name="T189">12) </text:span><text:span text:style-name="T212">caṭṭap pēravai</text:span><text:span text:style-name="T209"> uruppinar</text:span></text:p>
      <text:p text:style-name="P18"><text:span text:style-name="T209"><text:tab/> <text:s text:c="8"/><text:tab/><text:tab/></text:span><text:span text:style-name="T213">assembly <text:s text:c="5"/>member</text:span></text:p>
      <text:p text:style-name="P18"/>
      <text:p text:style-name="P19"><text:span text:style-name="T213">It is supposed to be marked with the tag</text:span><text:span text:style-name="T214"> '</text:span><text:span text:style-name="T217">nmod'</text:span><text:span text:style-name="T216">. </text:span></text:p>
      <text:p text:style-name="P33"/>
      <text:p text:style-name="P10">Issue 3: splitting of words</text:p>
      <text:p text:style-name="P14">Certain words are split after normalizing, which is actually a single word in the corpus. For instance, </text:p>
      <text:p text:style-name="P54"><text:span text:style-name="T122"><text:s/></text:span><text:span text:style-name="T124">(</text:span><text:span text:style-name="T89">sent_id = dev-s</text:span><text:span text:style-name="T128">14</text:span><text:span text:style-name="T124">)</text:span><text:span text:style-name="T122">...tamilnāṭu muluvatum </text:span><text:span text:style-name="T118">kōlākalamākak</text:span><text:span text:style-name="T122"> </text:span><text:span text:style-name="T131">[</text:span><text:span text:style-name="T122">koṇṭāṭap paṭukiratu</text:span><text:span text:style-name="T131">]</text:span><text:span text:style-name="T120">.</text:span></text:p>
      <text:p text:style-name="P23"><text:tab/> <text:s text:c="5"/><text:tab/> <text:s text:c="7"/>...<text:span text:style-name="T154">tamilnadu <text:s/>throughout <text:s text:c="5"/>grand <text:s text:c="14"/>celeberated</text:span></text:p>
      <text:p text:style-name="P29"/>
      <text:p text:style-name="P12"><text:span text:style-name="T161">In this sentence, t</text:span><text:span text:style-name="T172">he relation </text:span><text:span text:style-name="T177">'</text:span><text:span text:style-name="T172">obl</text:span><text:span text:style-name="T177">'</text:span><text:span text:style-name="T172"> is given to </text:span><text:span text:style-name="T149">kōlākalam </text:span><text:span text:style-name="T172">and </text:span><text:span text:style-name="T149">āka</text:span><text:span text:style-name="T172"> is given </text:span><text:span text:style-name="T177">'</text:span><text:span text:style-name="T172">advmod</text:span><text:span text:style-name="T177">'</text:span><text:span text:style-name="T172">. The words</text:span><text:span text:style-name="T174"> </text:span><text:span text:style-name="T176">need not to be</text:span><text:span text:style-name="T172"> split and the whole word </text:span><text:span text:style-name="T175">requires the</text:span><text:span text:style-name="T172"> tag </text:span><text:span text:style-name="T173">'</text:span><text:span text:style-name="T172">advmod</text:span><text:span text:style-name="T173">'</text:span><text:span text:style-name="T172">.</text:span><text:span text:style-name="T172"><office:annotation><dc:creator>Daniel Zeman</dc:creator><dc:date>2018-05-06T17:55:53</dc:date><text:sender-initials>DZ</text:sender-initials><text:p text:style-name="P96"><text:span text:style-name="T254">OK. I suppose that the POS tag will be ADV and the nominal features of the first part will be discarded, right?</text:span></text:p></office:annotation></text:span><text:span text:style-name="T172"><office:annotation><dc:creator>Unknown Author</dc:creator><dc:date>2018-05-08T13:14:16</dc:date><text:list text:continue-numbering="true" text:style-name=""><text:list-item><text:p text:style-name="P96"><text:span text:style-name="T255">Reply to Daniel Zeman (06/05/2018, 17:55): "..."</text:span></text:p></text:list-item><text:list-item><text:p><text:span text:style-name="T256">Yes. That's right.</text:span></text:p></text:list-item></text:list></office:annotation></text:span></text:p>
      <text:p text:style-name="P12"/>
      <text:p text:style-name="P4">Issue 3: <text:span text:style-name="T242">Tag=mark</text:span></text:p>
      <text:p text:style-name="P67"><text:s/></text:p>
      <text:p text:style-name="P42"><text:span text:style-name="T240">The tag </text:span><text:span text:style-name="T241">'</text:span><text:span text:style-name="T240">mark</text:span><text:span text:style-name="T241">'</text:span><text:span text:style-name="T240"> in UD</text:span><text:span text:style-name="T21"> </text:span><text:span text:style-name="T192">is a dependent of the subordinate clause head. </text:span><text:span text:style-name="T193">Contradictingly, i</text:span><text:span text:style-name="T81">n th</text:span><text:span text:style-name="T82">is sentence</text:span><text:span text:style-name="T81">, the word </text:span><text:span text:style-name="T86">enra </text:span><text:span text:style-name="T81">is tagged as '</text:span><text:span text:style-name="T96">mark'</text:span><text:span text:style-name="T97"> </text:span><text:span text:style-name="T81">with </text:span><text:span text:style-name="T86">tokutiyin</text:span><text:span text:style-name="T87">, </text:span><text:span text:style-name="T90">which is not the head of the </text:span><text:span text:style-name="T91">subordinate clause. </text:span><text:span text:style-name="T93">It may need to be tagged for</text:span><text:span text:style-name="T92"> </text:span><text:span text:style-name="T86">uruppinar. ,</text:span></text:p>
      <text:p text:style-name="P69"/>
      <text:list xml:id="list8832171403639043197" text:style-name="WWNum12">
        <text:list-header>
          <text:p text:style-name="P91"><text:span text:style-name="T105">(</text:span><text:span text:style-name="T88">sent_id = dev-s</text:span><text:span text:style-name="T112">11</text:span><text:span text:style-name="T105">)</text:span><text:span text:style-name="T104">mēlum, intat tokutiyin <text:s text:c="7"/>(cēppākkam) </text:span><text:span text:style-name="T116">[</text:span><text:span text:style-name="T104">caṭṭap pēravai</text:span><text:span text:style-name="T116">]</text:span><text:span text:style-name="T104"> <text:s text:c="3"/>uruppinar </text:span><text:span text:style-name="T117">enra</text:span><text:span text:style-name="T104"> muraiyil </text:span></text:p>
          <text:list>
            <text:list-item>
              <text:list>
                <text:list-header>
                  <text:p text:style-name="P78"><text:s text:c="3"/>...<text:span text:style-name="T245">constituency's</text:span> <text:s/><text:span text:style-name="T245">Cheppakkam <text:s text:c="5"/>assembly <text:s text:c="5"/>member <text:s text:c="4"/>as ....</text:span><text:span text:style-name="T245"><office:annotation><dc:creator>Daniel Zeman</dc:creator><dc:date>2018-05-06T18:01:45</dc:date><text:sender-initials>DZ</text:sender-initials><text:p text:style-name="P96"><text:span text:style-name="T254">Maybe it should be labeled “case” rather than “mark”, as it is attached to a nominal? Or is it a nonverbal clause?</text:span></text:p></office:annotation></text:span><text:span text:style-name="T245"><office:annotation><dc:creator>Unknown Author</dc:creator><dc:date>2018-05-08T16:04:57</dc:date><text:list text:style-name=""><text:list-item><text:p text:style-name="P96"><text:span text:style-name="T255">Reply to Daniel Zeman (06/05/2018, 18:01): "..."</text:span></text:p></text:list-item></text:list><text:p><text:span text:style-name="T256">No. </text:span><text:span text:style-name="T258">enra </text:span><text:span text:style-name="T256">is supposed to be given the tag 'mark' to </text:span><text:span text:style-name="T259">uruppinar,</text:span><text:span text:style-name="T256"> as it links the main clause to the subordinate clause. As 'case' is marked for prepositions, postpositions, and clitic case markers, it would not be suitable to use it here. <text:s/></text:span></text:p></office:annotation></text:span></text:p>
                </text:list-header>
              </text:list>
            </text:list-item>
          </text:list>
          <text:p text:style-name="P79"/>
        </text:list-header>
      </text:list>
      <text:p text:style-name="P34"><text:span text:style-name="T52">Issue 4: </text:span><text:span text:style-name="T51">The use of tag 'conj' instead of 'list'</text:span></text:p>
      <text:p text:style-name="P5"/>
      <text:p text:style-name="P21"><text:span text:style-name="T243">The tag </text:span><text:span text:style-name="T244">'</text:span><text:span text:style-name="T243">list</text:span><text:span text:style-name="T244">'</text:span><text:span text:style-name="T243"> in UD is used for marking </text:span><text:span text:style-name="T186">chains of comparable items. </text:span><text:span text:style-name="T187">Here, such relations are marked with </text:span><text:span text:style-name="T188">'</text:span><text:span text:style-name="T187">conj</text:span><text:span text:style-name="T188">'</text:span><text:span text:style-name="T187"> as seen below:</text:span><text:span text:style-name="T187"><office:annotation><dc:creator>Daniel Zeman</dc:creator><dc:date>2018-05-06T18:09:11</dc:date><text:sender-initials>DZ</text:sender-initials><text:p text:style-name="P96"><text:span text:style-name="T254">Conj is correct. List should be used sparingly for extra-linguistic relations; it is not surprising if it does not occur in a treebank at all. As far as I can tell (not being a speaker of Tamil), this looks like normal asyndetic coordination.</text:span></text:p></office:annotation></text:span><text:span text:style-name="T187"><office:annotation><dc:creator>Unknown Author</dc:creator><dc:date>2018-05-08T16:15:49</dc:date><text:list text:continue-numbering="true" text:style-name=""><text:list-item><text:p text:style-name="P96"><text:span text:style-name="T255">Reply to Daniel Zeman (06/05/2018, 18:09): "..."</text:span></text:p></text:list-item><text:list-item><text:p><text:span text:style-name="T256">Alright!</text:span></text:p></text:list-item></text:list></office:annotation></text:span></text:p>
      <text:p text:style-name="P32"/>
      <text:p text:style-name="P43"><text:span text:style-name="T30">(</text:span><text:span text:style-name="T88">sent_id = dev-s</text:span><text:span text:style-name="T31">53</text:span><text:span text:style-name="T30">) </text:span><text:span text:style-name="T46">nīrātāram, paruva nilai nilavaram, vāniyal āyvu, vimāna cēvai</text:span><text:span text:style-name="T47">..</text:span></text:p>
      <text:p text:style-name="P43"><text:span text:style-name="T47"><text:tab/><text:tab/> <text:s text:c="5"/></text:span><text:span text:style-name="T34">water resources, climate change,space research, air service...</text:span></text:p>
      <text:p text:style-name="P60"/>
      <text:p text:style-name="P44"><text:span text:style-name="T35">The </text:span><text:span text:style-name="T37">above mentioned</text:span><text:span text:style-name="T35"> words are given the tag </text:span><text:span text:style-name="T38">'</text:span><text:span text:style-name="T35">conj</text:span><text:span text:style-name="T38">'</text:span><text:span text:style-name="T35"> to each of the nouns present in them. </text:span></text:p>
      <text:p text:style-name="P44"><text:span text:style-name="T36">Note: The tag 'list' is not seen in Tamil UD.</text:span><text:span text:style-name="T35"> </text:span></text:p>
      <text:p text:style-name="P57">Other Clarification:</text:p>
      <text:p text:style-name="P58"/>
      <text:p text:style-name="P55"><text:span text:style-name="T71">N</text:span><text:span text:style-name="T70">V compounds:</text:span></text:p>
      <text:p text:style-name="P55"><text:span text:style-name="T70"><text:tab/></text:span><text:span text:style-name="T78">Tamil has a wide usage of NV compounds like </text:span><text:span text:style-name="T58">pukai pi</text:span><text:span text:style-name="T120">ṭi </text:span><text:span text:style-name="T141">'</text:span><text:span text:style-name="T144">to </text:span><text:span text:style-name="T141">smok</text:span><text:span text:style-name="T144">e</text:span><text:span text:style-name="T141">'</text:span><text:span text:style-name="T120">, </text:span><text:span text:style-name="T122">iṭam</text:span><text:span text:style-name="T120"> ta</text:span><text:span text:style-name="T121">a</text:span><text:span text:style-name="T120"> </text:span><text:span text:style-name="T141">'</text:span><text:span text:style-name="T144">to </text:span><text:span text:style-name="T142">allow'. For example, t</text:span><text:span text:style-name="T74">he highlighted word is a</text:span><text:span text:style-name="T73">n</text:span><text:span text:style-name="T74"> </text:span><text:span text:style-name="T73">NV comp</text:span><text:span text:style-name="T76">ou</text:span><text:span text:style-name="T73">nd verb</text:span><text:span text:style-name="T74"> and not </text:span><text:span text:style-name="T75">just </text:span><text:span text:style-name="T74">a noun. </text:span></text:p>
      <text:p text:style-name="P61"/>
      <text:p text:style-name="P46"><text:span text:style-name="T109">(</text:span><text:span text:style-name="T84">sent_id = dev-s</text:span><text:span text:style-name="T113">12</text:span><text:span text:style-name="T109">)</text:span><text:span text:style-name="T104"> ...uṭalnilai </text:span><text:span text:style-name="T118">iṭam</text:span><text:span text:style-name="T104"> tarā </text:span><text:span text:style-name="T109">v</text:span><text:span text:style-name="T104">iṭṭālum...</text:span></text:p>
      <text:p text:style-name="P24"><text:tab/> <text:s text:c="7"/><text:tab/> <text:s text:c="7"/>... <text:span text:style-name="T250">health <text:s text:c="2"/>place give-NEG </text:span></text:p>
      <text:p text:style-name="P59">Can such words be given a separate tag?<office:annotation><dc:creator>Daniel Zeman</dc:creator><dc:date>2018-05-06T18:14:42</dc:date><text:sender-initials>DZ</text:sender-initials><text:p text:style-name="P96"><text:span text:style-name="T254">If you mean UPOS tag, then no, they just get NOUN and VERB. But the dependency relations and their labels should probably look differently. The noun could be attached to the verb as its dependent via the relation “compound:lvc” (light-verb construction).</text:span></text:p></office:annotation><office:annotation><dc:creator>Unknown Author</dc:creator><dc:date>2018-05-08T16:16:05</dc:date><text:list text:continue-numbering="true" text:style-name=""><text:list-item><text:p text:style-name="P96"><text:span text:style-name="T255">Reply to Daniel Zeman (06/05/2018, 18:14): "..."</text:span></text:p></text:list-item></text:list><text:p><text:span text:style-name="T256">Okay. The tag </text:span><text:span text:style-name="T257">“compound:lvc”</text:span><text:span text:style-name="T256"> would be fine.</text:span></text:p></office:annotation></text:p>
      <text:p text:style-name="P6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Droid Sans Fallback1" svg:font-family="'Droid Sans Fallback'" style:font-pitch="variable"/>
    <style:font-face style:name="Liberation Serif2" svg:font-family="'Liberation Serif'" style:font-pitch="variable"/>
    <style:font-face style:name="Segoe UI" svg:font-family="'Segoe UI'" style:font-pitch="variable"/>
    <style:font-face style:name="Ubuntu1" svg:font-family="Ubuntu"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2" svg:font-family="Ubuntu"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1" style:display-name="ListLabel 11" style:family="text">
      <style:text-properties fo:font-size="12pt" style:font-size-asian="12pt" style:font-size-complex="12pt"/>
    </style:style>
    <style:style style:name="ListLabel_20_13" style:display-name="ListLabel 13" style:family="text">
      <style:text-properties fo:font-size="12pt"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3.05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0.5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2.0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3.2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56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8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7.101cm"/>
        </style:list-level-properties>
      </text:list-level-style-number>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WWNum4">
      <text:list-level-style-number text:level="1" text:style-name="ListLabel_20_13"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1:52:58.137539231</meta:creation-date>
    <dc:date>2018-05-14T12:32:31.571306845</dc:date>
    <meta:editing-duration>P1DT5M6S</meta:editing-duration>
    <meta:editing-cycles>110</meta:editing-cycles>
    <meta:generator>LibreOffice/4.2.8.2$Linux_X86_64 LibreOffice_project/420m0$Build-2</meta:generator>
    <meta:document-statistic meta:table-count="0" meta:image-count="0" meta:object-count="0" meta:page-count="3" meta:paragraph-count="78" meta:word-count="968" meta:character-count="6476" meta:non-whitespace-character-count="5162"/>
  </office:meta>
</office:document-meta>
</file>